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13.66pt"/>
    </style:style>
    <style:style style:name="co3" style:family="table-column">
      <style:table-column-properties fo:break-before="auto" style:column-width="46.2pt"/>
    </style:style>
    <style:style style:name="co4" style:family="table-column">
      <style:table-column-properties fo:break-before="auto" style:column-width="39.15pt"/>
    </style:style>
    <style:style style:name="co5" style:family="table-column">
      <style:table-column-properties fo:break-before="auto" style:column-width="9.1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10.91pt"/>
    </style:style>
    <style:style style:name="co8" style:family="table-column">
      <style:table-column-properties fo:break-before="auto" style:column-width="14.54pt"/>
    </style:style>
    <style:style style:name="co9" style:family="table-column">
      <style:table-column-properties fo:break-before="auto" style:column-width="45.21pt"/>
    </style:style>
    <style:style style:name="co10" style:family="table-column">
      <style:table-column-properties fo:break-before="auto" style:column-width="41.7pt"/>
    </style:style>
    <style:style style:name="co11" style:family="table-column">
      <style:table-column-properties fo:break-before="auto" style:column-width="17.29pt"/>
    </style:style>
    <style:style style:name="co12" style:family="table-column">
      <style:table-column-properties fo:break-before="auto" style:column-width="18.74pt"/>
    </style:style>
    <style:style style:name="co13" style:family="table-column">
      <style:table-column-properties fo:break-before="auto" style:column-width="22.14pt"/>
    </style:style>
    <style:style style:name="co14" style:family="table-column">
      <style:table-column-properties fo:break-before="auto" style:column-width="24.69pt"/>
    </style:style>
    <style:style style:name="co15" style:family="table-column">
      <style:table-column-properties fo:break-before="auto" style:column-width="21.29pt"/>
    </style:style>
    <style:style style:name="co16" style:family="table-column">
      <style:table-column-properties fo:break-before="auto" style:column-width="17.04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6.75pt" fo:break-before="auto" style:use-optimal-row-height="false"/>
    </style:style>
    <style:style style:name="ro3" style:family="table-row">
      <style:table-row-properties style:row-height="15.79pt" fo:break-before="auto" style:use-optimal-row-height="true"/>
    </style:style>
    <style:style style:name="ro4" style:family="table-row">
      <style:table-row-properties style:row-height="16.41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2.01pt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2.01pt" fo:border-right="none" fo:border-top="none"/>
    </style:style>
    <style:style style:name="ce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cc33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6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/>
    </style:style>
    <style:style style:name="ce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3" style:family="table-cell" style:parent-style-name="Default">
      <style:text-properties fo:color="#666666" fo:font-style="italic" style:font-style-asian="italic" style:font-style-complex="italic"/>
    </style:style>
    <style:style style:name="ce1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 fo:font-style="italic" style:font-style-asian="italic" style:font-style-complex="italic"/>
    </style:style>
    <style:style style:name="ce1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8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2" style:family="table-cell" style:parent-style-name="Default">
      <style:text-properties fo:color="#999999" fo:font-style="italic" style:font-style-asian="italic" style:font-style-complex="italic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7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9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1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/>
    </style:style>
    <style:style style:name="ce32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34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35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ccff"/>
    </style:style>
    <style:style style:name="ce4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>
      <style:text-properties fo:color="#808080" fo:font-style="italic" style:font-style-asian="italic" style:font-style-complex="italic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2">
      <style:table-cell-properties style:diagonal-bl-tr="none" style:diagonal-tl-br="none" fo:border="none" fo:padding="2.01pt" style:rotation-align="none"/>
      <style:text-properties fo:color="#808080" fo:font-style="italic" style:font-style-asian="italic" style:font-style-complex="italic"/>
    </style:style>
    <style:style style:name="ce47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8" style:family="table-cell" style:parent-style-name="Default" style:data-style-name="N2">
      <style:table-cell-properties fo:padding="2.01pt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/>
    </style:style>
    <style:style style:name="ce51" style:family="table-cell" style:parent-style-name="Default">
      <style:table-cell-properties fo:border="none" fo:padding="2.01pt"/>
    </style:style>
    <style:style style:name="ce52" style:family="table-cell" style:parent-style-name="Default">
      <style:table-cell-properties fo:border="none" fo:padding="2.01pt"/>
      <style:text-properties fo:color="#808080"/>
    </style:style>
    <style:style style:name="ce53" style:family="table-cell" style:parent-style-name="Default">
      <style:table-cell-properties fo:border="none" fo:padding="2.01pt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padding="2.01pt"/>
    </style:style>
    <style:style style:name="ce55" style:family="table-cell" style:parent-style-name="Default">
      <style:table-cell-properties fo:background-color="#dddddd" fo:padding="2.01pt"/>
    </style:style>
    <style:style style:name="ce56" style:family="table-cell" style:parent-style-name="Default">
      <style:table-cell-properties style:text-align-source="fix" style:repeat-content="false" fo:padding="2.01pt"/>
      <style:paragraph-properties fo:text-align="start" fo:margin-left="0pt"/>
    </style:style>
    <style:style style:name="ce57" style:family="table-cell" style:parent-style-name="Default">
      <style:table-cell-properties fo:padding="2.01pt"/>
      <style:text-properties fo:font-style="normal" style:font-style-asian="normal" style:font-style-complex="normal"/>
    </style:style>
    <style:style style:name="ce58" style:family="table-cell" style:parent-style-name="Default">
      <style:table-cell-properties fo:background-color="#dddddd" fo:padding="2.01pt"/>
      <style:text-properties fo:font-style="italic" style:font-style-asian="italic" style:font-style-complex="italic"/>
    </style:style>
    <style:style style:name="ce59" style:family="table-cell" style:parent-style-name="Default">
      <style:table-cell-properties fo:padding="2.01pt"/>
      <style:text-properties fo:font-style="italic" style:font-style-asian="italic" style:font-style-complex="italic"/>
    </style:style>
    <style:style style:name="ce60" style:family="table-cell" style:parent-style-name="Default">
      <style:table-cell-properties fo:background-color="#ffff66" fo:padding="2.01pt"/>
    </style:style>
    <style:style style:name="ce61" style:family="table-cell" style:parent-style-name="Default">
      <style:table-cell-properties fo:background-color="#dddddd"/>
    </style:style>
    <style:style style:name="ce62" style:family="table-cell" style:parent-style-name="Default">
      <style:table-cell-properties fo:background-color="#ffff66"/>
    </style:style>
    <style:style style:name="T1" style:family="text">
      <style:text-properties fo:color="#512480" fo:font-weight="bold" style:font-weight-asian="bold" style:font-weight-complex="bold"/>
    </style:style>
    <style:style style:name="T2" style:family="text">
      <style:text-properties fo:font-weight="bold" style:font-weight-asian="bold" style:font-weight-complex="bold" fo:color="#512480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4" table:default-cell-style-name="ce22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6" table:default-cell-style-name="ce13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6" table:default-cell-style-name="ce42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number-columns-repeated="2" table:default-cell-style-name="Default"/>
        <table:table-column table:style-name="co17" table:number-columns-repeated="4" table:default-cell-style-name="Default"/>
        <table:table-row table:style-name="ro1">
          <table:table-cell table:style-name="ce1"/>
          <table:table-cell table:style-name="ce2"/>
          <table:table-cell table:style-name="ce3"/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/>
          <table:table-cell table:style-name="ce11"/>
          <table:table-cell table:style-name="ce26"/>
          <table:table-cell table:style-name="ce1"/>
          <table:table-cell table:style-name="ce2"/>
          <table:table-cell table:style-name="ce4"/>
          <table:table-cell table:style-name="ce41"/>
          <table:table-cell table:style-name="ce27"/>
          <table:table-cell table:style-name="ce1"/>
          <table:table-cell table:style-name="ce2"/>
          <table:table-cell table:style-name="ce3"/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21"/>
          <table:table-cell table:style-name="ce27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" calcext:value-type="float">
            <text:p>0.10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13" calcext:value-type="float">
            <text:p>0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lucht nach Ägyp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.16" calcext:value-type="float">
            <text:p>2.16</text:p>
          </table:table-cell>
          <table:table-cell table:style-name="ce12"/>
          <table:table-cell table:style-name="ce21"/>
          <table:table-cell table:style-name="ce27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Kindermord in Bethlehem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41"/>
          <table:table-cell table:style-name="ce27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rrede: Das zuverlässige Zeugnis des Evangelium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2" calcext:value-type="float">
            <text:p>1.00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ce41"/>
          <table:table-cell table:style-name="ce27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ohannes des Täufer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26" calcext:value-type="float">
            <text:p>1.26</text:p>
          </table:table-cell>
          <table:table-cell table:style-name="ce27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esu Christi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4" calcext:value-type="float">
            <text:p>1.00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31" calcext:value-type="float">
            <text:p>1.3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04" calcext:value-type="float">
            <text:p>1.004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Seines Reiches wird kein Ende sei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41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esuch Marias bei Elisabeth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string" calcext:value-type="string">
            <text:p>10..6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46" calcext:value-type="float">
            <text:p>1.46</text:p>
          </table:table-cell>
          <table:table-cell table:style-name="ce41"/>
          <table:table-cell table:style-name="ce27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3" office:value-type="float" office:value="1.006" calcext:value-type="float">
            <text:p>1.00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Maria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57" calcext:value-type="float">
            <text:p>1.57</text:p>
          </table:table-cell>
          <table:table-cell table:style-name="ce41"/>
          <table:table-cell table:style-name="ce27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3" office:value-type="float" office:value="1.007" calcext:value-type="float">
            <text:p>1.00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ohannes des Täufer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67" calcext:value-type="float">
            <text:p>1.67</text:p>
          </table:table-cell>
          <table:table-cell table:style-name="ce41"/>
          <table:table-cell table:style-name="ce27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3" office:value-type="float" office:value="1.008" calcext:value-type="float">
            <text:p>1.00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des Zacharia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.18" calcext:value-type="float">
            <text:p>1.18</text:p>
          </table:table-cell>
          <table:table-cell table:style-name="ce12"/>
          <table:table-cell table:style-name="ce21"/>
          <table:table-cell table:style-name="ce27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1"/>
          <table:table-cell table:style-name="ce27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esu Christi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185" calcext:value-type="float">
            <text:p>1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9" office:value-type="float" office:value="1.01" calcext:value-type="float">
            <text:p>1.01</text:p>
          </table:table-cell>
          <table:table-cell table:style-name="ce26" office:value-type="float" office:value="1.05" calcext:value-type="float">
            <text:p>1.05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Wort wurde Fleisch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4]" office:value-type="float" office:value="2.01" calcext:value-type="float">
            <text:p>2.01</text:p>
          </table:table-cell>
          <table:table-cell table:style-name="ce4" table:formula="of:=[.E14]" office:value-type="float" office:value="2.01" calcext:value-type="float">
            <text:p>2.01</text:p>
          </table:table-cell>
          <table:table-cell table:style-name="ce21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eisen aus dem Morgenland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08" calcext:value-type="float">
            <text:p>2.08</text:p>
          </table:table-cell>
          <table:table-cell table:style-name="ce41"/>
          <table:table-cell table:style-name="ce27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3" office:value-type="float" office:value="1.041" calcext:value-type="float">
            <text:p>1.04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rten und die Engel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42" calcext:value-type="float">
            <text:p>1.042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chneidung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43" calcext:value-type="float">
            <text:p>1.04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Tage der Reinig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41"/>
          <table:table-cell table:style-name="ce27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3" office:value-type="float" office:value="1.044" calcext:value-type="float">
            <text:p>1.044</text:p>
          </table:table-cell>
          <table:table-cell table:style-name="ce26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51" table:number-columns-repeated="11"/>
          <table:table-cell table:style-name="ce54" office:value-type="string" calcext:value-type="string">
            <text:p>Die Darstellung Jesu im Tempel von Jerusalem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5" calcext:value-type="float">
            <text:p>2.25</text:p>
          </table:table-cell>
          <table:table-cell table:style-name="ce41"/>
          <table:table-cell table:style-name="ce27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3" office:value-type="float" office:value="1.327" calcext:value-type="float">
            <text:p>1.32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Simeons. Die Prophetin Hann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0]" office:value-type="float" office:value="4.08" calcext:value-type="float">
            <text:p>4.08</text:p>
          </table:table-cell>
          <table:table-cell table:style-name="ce4" table:formula="of:=[.E20]" office:value-type="float" office:value="4.08" calcext:value-type="float">
            <text:p>4.08</text:p>
          </table:table-cell>
          <table:table-cell table:style-name="ce21" office:value-type="float" office:value="4.08" calcext:value-type="float">
            <text:p>4.08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26" calcext:value-type="float">
            <text:p>1.32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o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eufel zeigt alle Reiche der Welt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1]" office:value-type="float" office:value="4.17" calcext:value-type="float">
            <text:p>4.17</text:p>
          </table:table-cell>
          <table:table-cell table:style-name="ce4" table:formula="of:=[.E21]" office:value-type="float" office:value="4.17" calcext:value-type="float">
            <text:p>4.17</text:p>
          </table:table-cell>
          <table:table-cell table:style-name="ce21" office:value-type="float" office:value="4.17" calcext:value-type="float">
            <text:p>4.17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1" calcext:value-type="float">
            <text:p>1.31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esus: Tut Busse, Reich Nahe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2]" office:value-type="float" office:value="4.23" calcext:value-type="float">
            <text:p>4.23</text:p>
          </table:table-cell>
          <table:table-cell table:style-name="ce4" table:formula="of:=[.E22]" office:value-type="float" office:value="4.23" calcext:value-type="float">
            <text:p>4.23</text:p>
          </table:table-cell>
          <table:table-cell table:style-name="ce21" office:value-type="float" office:value="4.23" calcext:value-type="float">
            <text:p>4.2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60" office:value-type="string" calcext:value-type="string">
            <text:p>Jesus predigt Ev. vom Reich, heilt jede Krankheit. Vgl Mt 9:35</text:p>
          </table:table-cell>
          <table:table-cell table:style-name="ce60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135" calcext:value-type="float">
            <text:p>1.1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Johannes noch nicht ins Gefängnis geworfen</text:p>
          </table:table-cell>
          <table:table-cell table:style-name="ce61"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.195" calcext:value-type="float">
            <text:p>2.19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19" calcext:value-type="float">
            <text:p>1.019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41" calcext:value-type="float">
            <text:p>2.41</text:p>
          </table:table-cell>
          <table:table-cell table:style-name="ce41"/>
          <table:table-cell table:style-name="ce27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3" office:value-type="float" office:value="1.05" calcext:value-type="float">
            <text:p>1.05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zwölfjährige Jesus im Tempel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" calcext:value-type="float">
            <text:p>3.010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3"/>
          <table:table-cell table:style-name="ce26"/>
          <table:table-cell table:style-name="ce1"/>
          <table:table-cell table:style-name="ce2"/>
          <table:table-cell table:style-name="ce50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fang des Evangeliums Jesu Christi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4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amm Gotte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5" calcext:value-type="float">
            <text:p>1.350</text:p>
          </table:table-cell>
          <table:table-cell table:style-name="ce12"/>
          <table:table-cell table:style-name="ce8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Geht an einen öden Ort um zu be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9" calcext:value-type="float">
            <text:p>1.3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Predigt in Synagogen, treibt Dämonen a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5" calcext:value-type="float">
            <text:p>1.4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An öden Or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Die Hochzeit von Kana in Galiläa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27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erste Tempelreinigung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27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2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5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27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27"/>
          <table:table-cell table:style-name="ce1"/>
          <table:table-cell table:style-name="ce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54" office:value-type="string" calcext:value-type="string">
            <text:p>Via Samaria nach Galiläa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27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eisse Erntefeld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27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laube der Samariter</text:p>
          </table:table-cell>
          <table:table-cell table:number-columns-repeated="4"/>
          <table:table-cell table:style-name="ce6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27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Jesus heilt den Sohn eines königlichen Beamt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am Sabbat einen Kranken beim Teich Bethesda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27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bezeugt von sich, dass er der Sohn Gottes ist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27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Vater legt Zeugnis ab von seinem Soh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number-columns-repeated="2" table:style-name="ce4" office:value-type="float" office:value="2.01" calcext:value-type="float">
            <text:p>2.0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002" calcext:value-type="float">
            <text:p>3.00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2" calcext:value-type="float">
            <text:p>1.3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Wiedererum nach Kapernaum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1" office:value-type="float" office:value="1.02" calcext:value-type="float">
            <text:p>1.020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1" table:formula="of:=[.N43]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151" calcext:value-type="float">
            <text:p>1.1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/>
          <table:table-cell/>
          <table:table-cell table:style-name="ce51"/>
          <table:table-cell table:style-name="ce54"/>
          <table:table-cell table:style-name="ce54" office:value-type="string" calcext:value-type="string">
            <text:p>Johannes: Tut Busse, Reich Nahe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21"/>
          <table:table-cell table:style-name="ce27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2"/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41"/>
          <table:table-cell table:style-name="ce27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" calcext:value-type="float">
            <text:p>1</text:p>
          </table:table-cell>
          <table:table-cell table:style-name="ce54" office:value-type="string" calcext:value-type="string">
            <text:p>Die Verkündigung Johannes des Täuf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2" office:value-type="float" office:value="1.02" calcext:value-type="float">
            <text:p>1.02</text:p>
          </table:table-cell>
          <table:table-cell table:style-name="ce27"/>
          <table:table-cell table:style-name="ce1"/>
          <table:table-cell table:style-name="ce2"/>
          <table:table-cell table:style-name="ce37" office:value-type="float" office:value="3.015" calcext:value-type="float">
            <text:p>3.0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 table:style-name="ce51" office:value-type="string" calcext:value-type="string">
            <text:p>x</text:p>
          </table:table-cell>
          <table:table-cell table:style-name="ce51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4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kündigung/das Zeugnis Johannes des Täuf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25" calcext:value-type="float">
            <text:p>1.02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25" calcext:value-type="float">
            <text:p>3.02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152" calcext:value-type="float">
            <text:p>1.1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2" office:value-type="string" calcext:value-type="string">
            <text:p>J</text:p>
          </table:table-cell>
          <table:table-cell/>
          <table:table-cell table:style-name="ce51"/>
          <table:table-cell table:style-name="ce54"/>
          <table:table-cell table:style-name="ce54" office:value-type="string" calcext:value-type="string">
            <text:p>Johannes in Judäa, Jordan, Jerusalem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26" calcext:value-type="float">
            <text:p>1.026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26" calcext:value-type="float">
            <text:p>3.02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Johannes tauft, Menschen bekennen ihre Sünd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91" calcext:value-type="float">
            <text:p>1.091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27" calcext:value-type="float">
            <text:p>3.02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-&gt;J</text:p>
          </table:table-cell>
          <table:table-cell/>
          <table:table-cell table:style-name="ce51"/>
          <table:table-cell table:style-name="ce54" office:value-type="string" calcext:value-type="string">
            <text:p>Jesus kommt aus Galiläa zum Jorda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7" calcext:value-type="float">
            <text:p>1.07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7" calcext:value-type="float">
            <text:p>1.27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 office:value-type="float" office:value="2" calcext:value-type="float">
            <text:p>2</text:p>
          </table:table-cell>
          <table:table-cell table:style-name="ce54" office:value-type="string" calcext:value-type="string">
            <text:p>Johannes beendet seinen Lauf (Apg 13:25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6" calcext:value-type="float">
            <text:p>4.1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6" calcext:value-type="float">
            <text:p>1.36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19" calcext:value-type="float">
            <text:p>3.19</text:p>
          </table:table-cell>
          <table:table-cell table:style-name="ce41"/>
          <table:table-cell table:style-name="ce27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erodes wirft Johannes d. T. ins Gefängni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" calcext:value-type="float">
            <text:p>4.12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" calcext:value-type="float">
            <text:p>3.200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hört, dass JdT überliefert, entweicht nach Galilä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15"/>
          <table:table-cell table:style-name="ce23"/>
          <table:table-cell table:style-name="ce28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4" office:value-type="float" office:value="1.09" calcext:value-type="float">
            <text:p>1.09</text:p>
          </table:table-cell>
          <table:table-cell table:style-name="ce12"/>
          <table:table-cell table:style-name="ce27" office:value-type="float" office:value="1.11" calcext:value-type="float">
            <text:p>1.11</text:p>
          </table:table-cell>
          <table:table-cell table:style-name="ce1"/>
          <table:table-cell table:style-name="ce2"/>
          <table:table-cell table:style-name="ce37" office:value-type="float" office:value="3.21" calcext:value-type="float">
            <text:p>3.21</text:p>
          </table:table-cell>
          <table:table-cell table:style-name="ce44"/>
          <table:table-cell table:style-name="ce3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27" office:value-type="float" office:value="1.33" calcext:value-type="float">
            <text:p>1.3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" calcext:value-type="float">
            <text:p>3</text:p>
          </table:table-cell>
          <table:table-cell table:style-name="ce54" office:value-type="string" calcext:value-type="string">
            <text:p>Die Taufe Jesu Christi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5"/>
          <table:table-cell table:style-name="ce23"/>
          <table:table-cell table:style-name="ce28"/>
          <table:table-cell table:style-name="ce1"/>
          <table:table-cell table:style-name="ce2"/>
          <table:table-cell table:style-name="ce4" office:value-type="float" office:value="1.11" calcext:value-type="float">
            <text:p>1.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22" calcext:value-type="float">
            <text:p>3.22</text:p>
          </table:table-cell>
          <table:table-cell table:style-name="ce44"/>
          <table:table-cell table:style-name="ce37"/>
          <table:table-cell table:style-name="ce1"/>
          <table:table-cell table:style-name="ce2"/>
          <table:table-cell table:style-name="ce3" office:value-type="float" office:value="1.322" calcext:value-type="float">
            <text:p>1.3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s ist mein geliebter Sohn…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2"/>
          <table:table-cell table:style-name="ce21"/>
          <table:table-cell table:style-name="ce27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41"/>
          <table:table-cell table:style-name="ce27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3" office:value-type="float" office:value="0.001" calcext:value-type="float">
            <text:p>0.00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schlechtsregister Jesu Christi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12"/>
          <table:table-cell table:style-name="ce21"/>
          <table:table-cell table:style-name="ce27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4" office:value-type="float" office:value="1.12" calcext:value-type="float">
            <text:p>1.12</text:p>
          </table:table-cell>
          <table:table-cell table:style-name="ce12"/>
          <table:table-cell table:style-name="ce27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37" office:value-type="float" office:value="4.01" calcext:value-type="float">
            <text:p>4.01</text:p>
          </table:table-cell>
          <table:table-cell table:style-name="ce41"/>
          <table:table-cell table:style-name="ce27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3" office:value-type="float" office:value="1.325" calcext:value-type="float">
            <text:p>1.32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4" calcext:value-type="float">
            <text:p>4</text:p>
          </table:table-cell>
          <table:table-cell table:style-name="ce54" office:value-type="string" calcext:value-type="string">
            <text:p>Die Versuchung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25" calcext:value-type="float">
            <text:p>1.32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Ueberlieferung J.d.T: Jesus nach Galilä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.19" calcext:value-type="float">
            <text:p>2.19</text:p>
          </table:table-cell>
          <table:table-cell table:style-name="ce12"/>
          <table:table-cell table:style-name="ce21"/>
          <table:table-cell table:style-name="ce27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05" calcext:value-type="float">
            <text:p>4.05</text:p>
          </table:table-cell>
          <table:table-cell table:style-name="ce41"/>
          <table:table-cell table:style-name="ce27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Rückkehr nach Nazareth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5" calcext:value-type="float">
            <text:p>4.125</text:p>
          </table:table-cell>
          <table:table-cell table:style-name="ce21"/>
          <table:table-cell table:style-name="ce27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2" calcext:value-type="float">
            <text:p>1.142</text:p>
          </table:table-cell>
          <table:table-cell table:style-name="ce27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37" office:value-type="float" office:value="4.14" calcext:value-type="float">
            <text:p>4.14</text:p>
          </table:table-cell>
          <table:table-cell table:style-name="ce41"/>
          <table:table-cell table:style-name="ce27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3" office:value-type="float" office:value="1.328" calcext:value-type="float">
            <text:p>1.3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2"/>
          <table:table-cell table:style-name="ce51" office:value-type="float" office:value="5" calcext:value-type="float">
            <text:p>5</text:p>
          </table:table-cell>
          <table:table-cell table:style-name="ce54" office:value-type="string" calcext:value-type="string">
            <text:p>Der Beginn der Verkündigung/des Wirkens Jesu in Galilä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13" calcext:value-type="float">
            <text:p>4.1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41" calcext:value-type="float">
            <text:p>4.14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string" calcext:value-type="string">
            <text:p>1.32.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Jesus wohnt in Kapernaum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5" calcext:value-type="float">
            <text:p>1.14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45" calcext:value-type="float">
            <text:p>4.14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3" calcext:value-type="float">
            <text:p>1.3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Jesus: Zeit erfüllt, Reich Gottes nahe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3" calcext:value-type="float">
            <text:p>13.53</text:p>
          </table:table-cell>
          <table:table-cell table:style-name="ce12"/>
          <table:table-cell table:style-name="ce21"/>
          <table:table-cell table:style-name="ce8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8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41"/>
          <table:table-cell table:style-name="ce8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Unglaube der Einwohner von Nazareth/Die Verkündigung in der Synagoge von Nazareth</text:p>
          </table:table-cell>
          <table:table-cell/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87" calcext:value-type="float">
            <text:p>4.187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1" calcext:value-type="float">
            <text:p>1.2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28" calcext:value-type="float">
            <text:p>4.2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2" calcext:value-type="float">
            <text:p>1.3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n Synagoge alle von Wut erfüllt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186" calcext:value-type="float">
            <text:p>4.18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2"/>
          <table:table-cell table:style-name="ce2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41"/>
          <table:table-cell table:style-name="ce27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Jesus treibt in Kapernaum einen unreinen Geist a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2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12"/>
          <table:table-cell table:style-name="ce8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1" office:value-type="float" office:value="6" calcext:value-type="float">
            <text:p>6</text:p>
          </table:table-cell>
          <table:table-cell table:style-name="ce54" office:value-type="string" calcext:value-type="string">
            <text:p>Die Heilung der Schwiegermutter des Petrus und anderer Krank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12"/>
          <table:table-cell table:style-name="ce21"/>
          <table:table-cell table:style-name="ce8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10" office:value-type="float" office:value="1.29" calcext:value-type="float">
            <text:p>1.2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10" office:value-type="float" office:value="4.38" calcext:value-type="float">
            <text:p>4.3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Am Abend: Heilung aller Leidenden, Geisteraustreib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69]" office:value-type="float" office:value="4.42" calcext:value-type="float">
            <text:p>4.42</text:p>
          </table:table-cell>
          <table:table-cell table:style-name="ce41" office:value-type="float" office:value="4.42" calcext:value-type="float">
            <text:p>4.4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Ich muss auch andern Städten vom Evangelium vom Reich verkünden, dann dazu bin ich gesandt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71]" office:value-type="float" office:value="4.44" calcext:value-type="float">
            <text:p>4.44</text:p>
          </table:table-cell>
          <table:table-cell table:style-name="ce41" office:value-type="float" office:value="4.44" calcext:value-type="float">
            <text:p>4.4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in den Synagogen von Galiläa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2"/>
          <table:table-cell table:style-name="ce21"/>
          <table:table-cell table:style-name="ce27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" calcext:value-type="float">
            <text:p>1.160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41"/>
          <table:table-cell table:style-name="ce27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27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6"/>
          <table:table-cell table:style-name="ce54" office:value-type="string" calcext:value-type="string">
            <text:p>Der wunderbare Fischzug/Die Berufung der ersten Jüng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184" calcext:value-type="float">
            <text:p>4.18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2" office:value-type="float" office:value="1.165" calcext:value-type="float">
            <text:p>1.17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3" office:value-type="float" office:value="5.015" calcext:value-type="float">
            <text:p>5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mon und Andreas: ich will euch zu Menschenfischern machen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85" calcext:value-type="float">
            <text:p>4.18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2" office:value-type="float" office:value="1.19" calcext:value-type="float">
            <text:p>1.19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3" office:value-type="float" office:value="5.016" calcext:value-type="float">
            <text:p>5.01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akobus und Zebedäus: bessern Netze a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12"/>
          <table:table-cell table:style-name="ce21"/>
          <table:table-cell table:style-name="ce27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4" office:value-type="float" office:value="1.4" calcext:value-type="float">
            <text:p>1.40</text:p>
          </table:table-cell>
          <table:table-cell table:style-name="ce12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4" office:value-type="float" office:value="5.12" calcext:value-type="float">
            <text:p>5.12</text:p>
          </table:table-cell>
          <table:table-cell table:style-name="ce41"/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eines Aussätzig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21"/>
          <table:table-cell table:style-name="ce8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12"/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41"/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5.907" calcext:value-type="float">
            <text:p>5.90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float" office:value="7" calcext:value-type="float">
            <text:p>7</text:p>
          </table:table-cell>
          <table:table-cell table:style-name="ce54" office:value-type="string" calcext:value-type="string">
            <text:p>Die Heilung eines Gelähmten/Sündenvergeb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04" calcext:value-type="float">
            <text:p>2.04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5" calcext:value-type="float">
            <text:p>5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7" calcext:value-type="float">
            <text:p>3.24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lassen Bett herab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11" calcext:value-type="float">
            <text:p>2.11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6" calcext:value-type="float">
            <text:p>5.17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08" calcext:value-type="float">
            <text:p>5.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Nimm dein Bett und geh nach Hause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09" calcext:value-type="float">
            <text:p>9.09</text:p>
          </table:table-cell>
          <table:table-cell table:style-name="ce12"/>
          <table:table-cell table:style-name="ce21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8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4" office:value-type="float" office:value="5.27" calcext:value-type="float">
            <text:p>5.27</text:p>
          </table:table-cell>
          <table:table-cell table:style-name="ce4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8" calcext:value-type="float">
            <text:p>8</text:p>
          </table:table-cell>
          <table:table-cell table:style-name="ce54" office:value-type="string" calcext:value-type="string">
            <text:p>Die Berufung des Matthäus/Levi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2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2.18" calcext:value-type="float">
            <text:p>2.18</text:p>
          </table:table-cell>
          <table:table-cell table:style-name="ce12"/>
          <table:table-cell table:style-name="ce8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4" office:value-type="float" office:value="5.33" calcext:value-type="float">
            <text:p>5.33</text:p>
          </table:table-cell>
          <table:table-cell table:style-name="ce41"/>
          <table:table-cell table:style-name="ce8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9" calcext:value-type="float">
            <text:p>9</text:p>
          </table:table-cell>
          <table:table-cell table:style-name="ce54" office:value-type="string" calcext:value-type="string">
            <text:p>Vom Fasten, Gleichnisse vom neuen Flicken und vom neuen Wei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12"/>
          <table:table-cell table:style-name="ce21"/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8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41"/>
          <table:table-cell table:style-name="ce8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8"/>
          <table:table-cell table:style-name="ce54" office:value-type="string" calcext:value-type="string">
            <text:p>Jesus ist der Herr über den Sabba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9" calcext:value-type="float">
            <text:p>12.09</text:p>
          </table:table-cell>
          <table:table-cell table:style-name="ce12"/>
          <table:table-cell table:style-name="ce21"/>
          <table:table-cell table:style-name="ce8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8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41"/>
          <table:table-cell table:style-name="ce8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Der Mann mit der verdorrten Hand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1" calcext:value-type="float">
            <text:p>12.09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061" calcext:value-type="float">
            <text:p>6.06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7" calcext:value-type="float">
            <text:p>3.24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blickt auf sie mit Zor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" calcext:value-type="float">
            <text:p>3.10</text:p>
          </table:table-cell>
          <table:table-cell table:style-name="ce34"/>
          <table:table-cell table:style-name="ce35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Jesus heilt viele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1" calcext:value-type="float">
            <text:p>3.11</text:p>
          </table:table-cell>
          <table:table-cell table:style-name="ce34"/>
          <table:table-cell table:style-name="ce35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office:value-type="string" calcext:value-type="string">
            <text:p>?</text:p>
          </table:table-cell>
          <table:table-cell table:style-name="ce51" table:number-columns-repeated="9"/>
          <table:table-cell table:style-name="ce54" office:value-type="string" calcext:value-type="string">
            <text:p>Unreine Geist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4" calcext:value-type="float">
            <text:p>12.14</text:p>
          </table:table-cell>
          <table:table-cell table:style-name="ce12"/>
          <table:table-cell table:style-name="ce2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12"/>
          <table:table-cell table:style-name="ce8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Knecht Gottes.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12"/>
          <table:table-cell table:style-name="ce2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5" office:value-type="float" office:value="3.13" calcext:value-type="float">
            <text:p>3.130</text:p>
          </table:table-cell>
          <table:table-cell table:style-name="ce12"/>
          <table:table-cell table:style-name="ce8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5" office:value-type="float" office:value="6.12" calcext:value-type="float">
            <text:p>6.120</text:p>
          </table:table-cell>
          <table:table-cell table:style-name="ce41"/>
          <table:table-cell table:style-name="ce8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0" calcext:value-type="float">
            <text:p>10</text:p>
          </table:table-cell>
          <table:table-cell office:value-type="string" calcext:value-type="string">
            <text:p>Befehle an die Jünger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88]" office:value-type="float" office:value="10.07" calcext:value-type="float">
            <text:p>10.07</text:p>
          </table:table-cell>
          <table:table-cell table:style-name="ce4" table:formula="of:=[.E88]" office:value-type="float" office:value="10.07" calcext:value-type="float">
            <text:p>10.07</text:p>
          </table:table-cell>
          <table:table-cell table:style-name="ce21" office:value-type="float" office:value="10.07" calcext:value-type="float">
            <text:p>10.0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125" calcext:value-type="float">
            <text:p>6.1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o</text:p>
          </table:table-cell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/>
          <table:table-cell table:style-name="ce54" office:value-type="string" calcext:value-type="string">
            <text:p>Sprecht: Reich Nahe, heilt, reinigt, weckt auf, treibt aus. Gratis erhalten, gratis geben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3" calcext:value-type="float">
            <text:p>4.23</text:p>
          </table:table-cell>
          <table:table-cell table:style-name="ce12"/>
          <table:table-cell table:style-name="ce21"/>
          <table:table-cell table:style-name="ce27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41"/>
          <table:table-cell table:style-name="ce27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das Evangelium des Reiches, heilt jede Krankheit, jedes Gebrechen</text:p>
          </table:table-cell>
          <table:table-cell table:style-name="ce54" table:number-columns-repeated="2"/>
          <table:table-cell table:style-name="ce55"/>
          <table:table-cell table:style-name="ce5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5.015" calcext:value-type="float">
            <text:p>5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 office:value-type="float" office:value="6.2" calcext:value-type="float">
            <text:p>6.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ihr Armen, denn euer ist das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12"/>
          <table:table-cell table:style-name="ce21"/>
          <table:table-cell table:style-name="ce27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/>
          <table:table-cell table:style-name="ce27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eligpreisungen und Weherufe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92]" office:value-type="float" office:value="5.03" calcext:value-type="float">
            <text:p>5.03</text:p>
          </table:table-cell>
          <table:table-cell table:style-name="ce4" table:formula="of:=[.E92]" office:value-type="float" office:value="5.03" calcext:value-type="float">
            <text:p>5.03</text:p>
          </table:table-cell>
          <table:table-cell table:style-name="ce21" office:value-type="float" office:value="5.03" calcext:value-type="float">
            <text:p>5.0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die Armen: Ihrer das Reich, Vgl Mt 5:10, Mt 5:19-20, Mt 6:9/13, Mt 6:33, Mt 7:21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3" calcext:value-type="float">
            <text:p>5.13</text:p>
          </table:table-cell>
          <table:table-cell table:style-name="ce12"/>
          <table:table-cell table:style-name="ce21"/>
          <table:table-cell table:style-name="ce27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5.38" calcext:value-type="float">
            <text:p>5.38</text:p>
          </table:table-cell>
          <table:table-cell table:style-name="ce12"/>
          <table:table-cell table:style-name="ce21"/>
          <table:table-cell table:style-name="ce27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41"/>
          <table:table-cell table:style-name="ce27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iebe zu den Feinden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75" calcext:value-type="float">
            <text:p>6.2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12"/>
          <table:table-cell table:style-name="ce21"/>
          <table:table-cell table:style-name="ce27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37" calcext:value-type="float">
            <text:p>6.37</text:p>
          </table:table-cell>
          <table:table-cell table:style-name="ce41"/>
          <table:table-cell table:style-name="ce27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Rich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12"/>
          <table:table-cell table:style-name="ce21"/>
          <table:table-cell table:style-name="ce27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375" calcext:value-type="float">
            <text:p>6.3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6" calcext:value-type="float">
            <text:p>7.16</text:p>
          </table:table-cell>
          <table:table-cell table:style-name="ce12"/>
          <table:table-cell table:style-name="ce21"/>
          <table:table-cell table:style-name="ce27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27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aum und die Früchte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3" calcext:value-type="float">
            <text:p>12.33</text:p>
          </table:table-cell>
          <table:table-cell table:style-name="ce12"/>
          <table:table-cell table:style-name="ce21"/>
          <table:table-cell table:style-name="ce8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8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ottes Gericht über das Böse im Mensch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6" calcext:value-type="float">
            <text:p>6.46</text:p>
          </table:table-cell>
          <table:table-cell table:style-name="ce41"/>
          <table:table-cell table:style-name="ce27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kluge und der törichte Baumeist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7.3" calcext:value-type="float">
            <text:p>7.30</text:p>
          </table:table-cell>
          <table:table-cell table:style-name="ce12"/>
          <table:table-cell table:style-name="ce21"/>
          <table:table-cell table:style-name="ce27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465" calcext:value-type="float">
            <text:p>6.46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12"/>
          <table:table-cell table:style-name="ce21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41"/>
          <table:table-cell table:style-name="ce8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Heilung des Knechtes des Hauptmanns. (Kapernaum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5" calcext:value-type="float">
            <text:p>8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1" calcext:value-type="float">
            <text:p>7.11</text:p>
          </table:table-cell>
          <table:table-cell table:style-name="ce41"/>
          <table:table-cell table:style-name="ce8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Auferweckung des Jünglings von Nain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 office:value-type="float" office:value="7.28" calcext:value-type="float">
            <text:p>7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r Kleinste im Reich Gottes grösser als Joh.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12"/>
          <table:table-cell table:style-name="ce21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/>
          <table:table-cell table:style-name="ce8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und Johannes der Täuf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18" calcext:value-type="float">
            <text:p>7.1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hört im Gefängnis die Werke des Christus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7" calcext:value-type="float">
            <text:p>11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4" calcext:value-type="float">
            <text:p>7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über Johannes: Was seid ihr in die Wüste hinaus gegangen…?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ss nicht, Jesus as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5" calcext:value-type="float">
            <text:p>11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6" calcext:value-type="float">
            <text:p>7.36</text:p>
          </table:table-cell>
          <table:table-cell table:style-name="ce41"/>
          <table:table-cell table:style-name="ce8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4" office:value-type="string" calcext:value-type="string">
            <text:p>Die Salbung Jesu im Haus des Pharisäers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urchzieht Stadt und Dorf, predigt das Evangelium vom Reich Gott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6" calcext:value-type="float">
            <text:p>11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41"/>
          <table:table-cell table:style-name="ce8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dienenden Frauen in der Begleitung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12]" office:value-type="float" office:value="13.03" calcext:value-type="float">
            <text:p>13.03</text:p>
          </table:table-cell>
          <table:table-cell table:style-name="ce17" office:value-type="float" office:value="13.03" calcext:value-type="float">
            <text:p>13.030</text:p>
          </table:table-cell>
          <table:table-cell table:style-name="ce2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12"/>
          <table:table-cell table:style-name="ce8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41"/>
          <table:table-cell table:style-name="ce8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3" office:value-type="float" office:value="5.911" calcext:value-type="float">
            <text:p>5.91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1" calcext:value-type="float">
            <text:p>11</text:p>
          </table:table-cell>
          <table:table-cell/>
          <table:table-cell table:style-name="ce54" office:value-type="string" calcext:value-type="string">
            <text:p>Das Gleichnis vom Säman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13]" office:value-type="float" office:value="13.1" calcext:value-type="float">
            <text:p>13.10</text:p>
          </table:table-cell>
          <table:table-cell table:style-name="ce17" office:value-type="float" office:value="13.1" calcext:value-type="float">
            <text:p>13.100</text:p>
          </table:table-cell>
          <table:table-cell table:style-name="ce2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4" office:value-type="float" office:value="4.1" calcext:value-type="float">
            <text:p>4.10</text:p>
          </table:table-cell>
          <table:table-cell table:style-name="ce12"/>
          <table:table-cell table:style-name="ce8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4" office:value-type="float" office:value="8.09" calcext:value-type="float">
            <text:p>8.09</text:p>
          </table:table-cell>
          <table:table-cell table:style-name="ce41"/>
          <table:table-cell table:style-name="ce8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Grund für die Gleichnisred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05" calcext:value-type="float">
            <text:p>13.1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95" calcext:value-type="float">
            <text:p>8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Euch ist es gegeben, das Geheimnis des Reiches Gottes zu wissen, jenen aber in Gleichniss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15]" office:value-type="float" office:value="13.11" calcext:value-type="float">
            <text:p>13.11</text:p>
          </table:table-cell>
          <table:table-cell table:style-name="ce4" table:formula="of:=[.E115]" office:value-type="float" office:value="13.11" calcext:value-type="float">
            <text:p>13.11</text:p>
          </table:table-cell>
          <table:table-cell table:style-name="ce21" office:value-type="float" office:value="13.11" calcext:value-type="float">
            <text:p>13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4.035" calcext:value-type="float">
            <text:p>4.035</text:p>
          </table:table-cell>
          <table:table-cell table:style-name="ce12" office:value-type="float" office:value="4.11" calcext:value-type="float">
            <text:p>4.11</text:p>
          </table:table-cell>
          <table:table-cell table:style-name="ce8"/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/>
          <table:table-cell table:style-name="ce54" office:value-type="string" calcext:value-type="string">
            <text:p>Jünger verstehen Geheimnisse des Reiches, jene nicht</text:p>
          </table:table-cell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5" table:formula="of:=[.D116]" office:value-type="float" office:value="13.18" calcext:value-type="float">
            <text:p>13.180</text:p>
          </table:table-cell>
          <table:table-cell table:style-name="ce12" office:value-type="float" office:value="13.18" calcext:value-type="float">
            <text:p>13.18</text:p>
          </table:table-cell>
          <table:table-cell table:style-name="ce21"/>
          <table:table-cell table:style-name="ce8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2"/>
          <table:table-cell table:style-name="ce8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4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Säman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5" table:formula="of:=[.D117]" office:value-type="float" office:value="13.24" calcext:value-type="float">
            <text:p>13.240</text:p>
          </table:table-cell>
          <table:table-cell table:style-name="ce12" office:value-type="float" office:value="13.24" calcext:value-type="float">
            <text:p>13.24</text:p>
          </table:table-cell>
          <table:table-cell table:style-name="ce2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4.145" calcext:value-type="float">
            <text:p>4.14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15" calcext:value-type="float">
            <text:p>8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Unkraut unter dem Weiz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5" office:value-type="float" office:value="5.15" calcext:value-type="float">
            <text:p>5.150</text:p>
          </table:table-cell>
          <table:table-cell table:style-name="ce12"/>
          <table:table-cell table:style-name="ce21"/>
          <table:table-cell table:style-name="ce8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8" office:value-type="float" office:value="4.21" calcext:value-type="float">
            <text:p>4.21</text:p>
          </table:table-cell>
          <table:table-cell table:style-name="ce12"/>
          <table:table-cell table:style-name="ce8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41"/>
          <table:table-cell table:style-name="ce8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icht auf dem Leuchter. Vgl Lk 11:33-36</text:p>
          </table:table-cell>
          <table:table-cell table:style-name="ce54"/>
          <table:table-cell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6" calcext:value-type="float">
            <text:p>12.46</text:p>
          </table:table-cell>
          <table:table-cell table:style-name="ce12"/>
          <table:table-cell table:style-name="ce21"/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8" office:value-type="float" office:value="3.31" calcext:value-type="float">
            <text:p>3.31</text:p>
          </table:table-cell>
          <table:table-cell table:style-name="ce12"/>
          <table:table-cell table:style-name="ce8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4" office:value-type="float" office:value="8.19" calcext:value-type="float">
            <text:p>8.19</text:p>
          </table:table-cell>
          <table:table-cell table:style-name="ce41"/>
          <table:table-cell table:style-name="ce4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ahren Verwandten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01" calcext:value-type="float">
            <text:p>4.01</text:p>
          </table:table-cell>
          <table:table-cell table:style-name="ce12"/>
          <table:table-cell table:style-name="ce8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3" office:value-type="float" office:value="8.195" calcext:value-type="float">
            <text:p>8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heimnisse des Reiches Gotte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12"/>
          <table:table-cell table:style-name="ce21"/>
          <table:table-cell table:style-name="ce8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8" office:value-type="float" office:value="4.35" calcext:value-type="float">
            <text:p>4.35</text:p>
          </table:table-cell>
          <table:table-cell table:style-name="ce12"/>
          <table:table-cell table:style-name="ce8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4" office:value-type="float" office:value="8.22" calcext:value-type="float">
            <text:p>8.22</text:p>
          </table:table-cell>
          <table:table-cell table:style-name="ce41"/>
          <table:table-cell table:style-name="ce8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8"/>
          <table:table-cell table:style-name="ce54" office:value-type="string" calcext:value-type="string">
            <text:p>Jesus stillt den Sturm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8" calcext:value-type="float">
            <text:p>8.28</text:p>
          </table:table-cell>
          <table:table-cell table:style-name="ce12"/>
          <table:table-cell table:style-name="ce21"/>
          <table:table-cell table:style-name="ce8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12"/>
          <table:table-cell table:style-name="ce8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4" office:value-type="float" office:value="8.26" calcext:value-type="float">
            <text:p>8.26</text:p>
          </table:table-cell>
          <table:table-cell table:style-name="ce41"/>
          <table:table-cell table:style-name="ce8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ie Heilung von zwei Besessenen/eines Besessen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12"/>
          <table:table-cell table:style-name="ce21"/>
          <table:table-cell table:style-name="ce8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8" office:value-type="float" office:value="5.22" calcext:value-type="float">
            <text:p>5.22</text:p>
          </table:table-cell>
          <table:table-cell table:style-name="ce12"/>
          <table:table-cell table:style-name="ce8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4" office:value-type="float" office:value="8.41" calcext:value-type="float">
            <text:p>8.41</text:p>
          </table:table-cell>
          <table:table-cell table:style-name="ce41"/>
          <table:table-cell table:style-name="ce8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Auferweckung der Tochter des Jair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6" office:value-type="float" office:value="9.2" calcext:value-type="float">
            <text:p>9.200</text:p>
          </table:table-cell>
          <table:table-cell table:style-name="ce18"/>
          <table:table-cell table:style-name="ce24"/>
          <table:table-cell table:style-name="ce2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6" office:value-type="float" office:value="5.25" calcext:value-type="float">
            <text:p>5.250</text:p>
          </table:table-cell>
          <table:table-cell table:style-name="ce18"/>
          <table:table-cell table:style-name="ce29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6" office:value-type="float" office:value="8.43" calcext:value-type="float">
            <text:p>8.430</text:p>
          </table:table-cell>
          <table:table-cell table:style-name="ce45"/>
          <table:table-cell table:style-name="ce29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r blutflüssigen Frau.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07" calcext:value-type="float">
            <text:p>6.07</text:p>
          </table:table-cell>
          <table:table-cell table:style-name="ce12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41"/>
          <table:table-cell table:style-name="ce8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6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26]" office:value-type="float" office:value="10.01" calcext:value-type="float">
            <text:p>10.01</text:p>
          </table:table-cell>
          <table:table-cell table:style-name="ce12" office:value-type="float" office:value="10.01" calcext:value-type="float">
            <text:p>10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Wahl/Berufung/Aussendung der zwölf Apostel (Vgl Mk 6:7-11, Lk 9:1-5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7" office:value-type="float" office:value="14.1" calcext:value-type="float">
            <text:p>14.10</text:p>
          </table:table-cell>
          <table:table-cell table:style-name="ce12"/>
          <table:table-cell table:style-name="ce21"/>
          <table:table-cell table:style-name="ce8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12"/>
          <table:table-cell table:style-name="ce8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3" office:value-type="float" office:value="9.065" calcext:value-type="float">
            <text:p>9.065</text:p>
          </table:table-cell>
          <table:table-cell table:style-name="ce41"/>
          <table:table-cell table:style-name="ce8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5" office:value-type="string" calcext:value-type="string">
            <text:p>Der Tod/Die Enthauptung Johannes des Täufers</text:p>
          </table:table-cell>
          <table:table-cell table:style-name="ce55"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4.02" calcext:value-type="float">
            <text:p>14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14" calcext:value-type="float">
            <text:p>6.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12" calcext:value-type="float">
            <text:p>5.9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2" calcext:value-type="float">
            <text:p>12</text:p>
          </table:table-cell>
          <table:table-cell table:style-name="ce55" office:value-type="string" calcext:value-type="string">
            <text:p>Herodes glaubt, Johannes sei aus den Toten auferstanden</text:p>
          </table:table-cell>
          <table:table-cell table:style-name="ce55" table:number-columns-repeated="3"/>
          <table:table-cell table:style-name="ce5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6.3" calcext:value-type="float">
            <text:p>6.30</text:p>
          </table:table-cell>
          <table:table-cell table:style-name="ce12"/>
          <table:table-cell table:style-name="ce8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8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ö</text:p>
          </table:table-cell>
          <table:table-cell table:style-name="ce51"/>
          <table:table-cell table:style-name="ce51" office:value-type="float" office:value="13" calcext:value-type="float">
            <text:p>13</text:p>
          </table:table-cell>
          <table:table-cell table:style-name="ce55" office:value-type="string" calcext:value-type="string">
            <text:p>Die Speisung der Fünftausend</text:p>
          </table:table-cell>
          <table:table-cell table:style-name="ce55"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6" office:value-type="string" calcext:value-type="string">
            <text:p>Apostel kehren zurück, nach Bethsaid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5" calcext:value-type="float">
            <text:p>14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table:formula="of:=[.J131]" office:value-type="float" office:value="6.32" calcext:value-type="float">
            <text:p>6.32</text:p>
          </table:table-cell>
          <table:table-cell table:style-name="ce12" office:value-type="float" office:value="6.32" calcext:value-type="float">
            <text:p>6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05" calcext:value-type="float">
            <text:p>9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6" calcext:value-type="float">
            <text:p>14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25" calcext:value-type="float">
            <text:p>8.225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4" office:value-type="float" office:value="9.11" calcext:value-type="float">
            <text:p>9.11</text:p>
          </table:table-cell>
          <table:table-cell table:style-name="ce41" office:value-type="float" office:value="9.11" calcext:value-type="float">
            <text:p>9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Redet vom Reich Gottes, die Heilung brauchen, macht er gesund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27" calcext:value-type="float">
            <text:p>9.27</text:p>
          </table:table-cell>
          <table:table-cell table:style-name="ce12"/>
          <table:table-cell table:style-name="ce21"/>
          <table:table-cell table:style-name="ce8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6" office:value-type="float" office:value="8.22" calcext:value-type="float">
            <text:p>8.220</text:p>
          </table:table-cell>
          <table:table-cell table:style-name="ce12"/>
          <table:table-cell table:style-name="ce29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Heilung von zwei Blinden (Mk: einem Blinden in Bethsaida). Vgl Mt 12:22ff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8" office:value-type="float" office:value="6.45" calcext:value-type="float">
            <text:p>6.45</text:p>
          </table:table-cell>
          <table:table-cell table:style-name="ce12"/>
          <table:table-cell table:style-name="ce8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4" office:value-type="float" office:value="6.15" calcext:value-type="float">
            <text:p>6.15</text:p>
          </table:table-cell>
          <table:table-cell table:style-name="ce8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4" calcext:value-type="float">
            <text:p>14</text:p>
          </table:table-cell>
          <table:table-cell table:style-name="ce54" office:value-type="string" calcext:value-type="string">
            <text:p>Jesus geht auf dem See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21"/>
          <table:table-cell table:style-name="ce8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12"/>
          <table:table-cell table:style-name="ce8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Pharisäer und die Überlieferung der Al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5.1" calcext:value-type="float">
            <text:p>15.10</text:p>
          </table:table-cell>
          <table:table-cell table:style-name="ce12"/>
          <table:table-cell table:style-name="ce21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8" office:value-type="float" office:value="7.14" calcext:value-type="float">
            <text:p>7.14</text:p>
          </table:table-cell>
          <table:table-cell table:style-name="ce12"/>
          <table:table-cell table:style-name="ce8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rz des Menschen: Quelle der Verunreinigung</text:p>
          </table:table-cell>
          <table:table-cell table:style-name="ce54" table:number-columns-repeated="2"/>
          <table:table-cell table:number-columns-repeated="3"/>
        </table:table-row>
        <table:table-row table:style-name="ro4">
          <table:table-cell table:style-name="ce1"/>
          <table:table-cell table:style-name="ce2"/>
          <table:table-cell table:style-name="ce8" table:formula="of:=[.D137]" office:value-type="float" office:value="15.211" calcext:value-type="float">
            <text:p>15.21</text:p>
          </table:table-cell>
          <table:table-cell table:style-name="ce17" office:value-type="float" office:value="15.211" calcext:value-type="float">
            <text:p>15.211</text:p>
          </table:table-cell>
          <table:table-cell table:style-name="ce21"/>
          <table:table-cell table:style-name="ce8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8" office:value-type="float" office:value="7.24" calcext:value-type="float">
            <text:p>7.24</text:p>
          </table:table-cell>
          <table:table-cell table:style-name="ce12"/>
          <table:table-cell table:style-name="ce8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-&gt; <text:span text:style-name="T2">biblisches/Bücher/Evangelien/Abschnitte/Die-Heilung-der-Tochter-der-kananäischen-Frau </text:span>(Heilung der Tochter der  kananäischen Frau/der Frau aus Syrophönizien)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215" calcext:value-type="float">
            <text:p>15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34"/>
          <table:table-cell table:style-name="ce35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s Tauben der schwer redete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325" calcext:value-type="float">
            <text:p>15.3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table:formula="of:=[.J139]" office:value-type="float" office:value="8.04" calcext:value-type="float">
            <text:p>8.04</text:p>
          </table:table-cell>
          <table:table-cell table:style-name="ce12" office:value-type="float" office:value="8.04" calcext:value-type="float">
            <text:p>8.0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12"/>
          <table:table-cell table:style-name="ce21"/>
          <table:table-cell table:style-name="ce8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8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Sauerteig der Pharisä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32" calcext:value-type="float">
            <text:p>9.32</text:p>
          </table:table-cell>
          <table:table-cell table:style-name="ce12"/>
          <table:table-cell table:style-name="ce21"/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6" calcext:value-type="float">
            <text:p>9.1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ämonenaustreibung von einem Besessenen.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42]" office:value-type="float" office:value="9.34" calcext:value-type="float">
            <text:p>9.34</text:p>
          </table:table-cell>
          <table:table-cell table:style-name="ce4" table:formula="of:=[.E142]" office:value-type="float" office:value="9.34" calcext:value-type="float">
            <text:p>9.34</text:p>
          </table:table-cell>
          <table:table-cell table:style-name="ce21" office:value-type="float" office:value="9.34" calcext:value-type="float">
            <text:p>9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7" calcext:value-type="float">
            <text:p>9.1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harisäer: Er treibt Dämonen durch oberste der Dämonen aus (Vgl Mt 12:22ff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2" calcext:value-type="float">
            <text:p>15.32</text:p>
          </table:table-cell>
          <table:table-cell table:style-name="ce12"/>
          <table:table-cell table:style-name="ce21"/>
          <table:table-cell table:style-name="ce8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8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7.915" calcext:value-type="float">
            <text:p>7.9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5" calcext:value-type="float">
            <text:p>15</text:p>
          </table:table-cell>
          <table:table-cell table:style-name="ce54" office:value-type="string" calcext:value-type="string">
            <text:p>Die Speisung der Viertausend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6.13" calcext:value-type="float">
            <text:p>16.13</text:p>
          </table:table-cell>
          <table:table-cell table:style-name="ce12"/>
          <table:table-cell table:style-name="ce21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4" office:value-type="float" office:value="8.27" calcext:value-type="float">
            <text:p>8.27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41"/>
          <table:table-cell table:style-name="ce8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3" office:value-type="float" office:value="7.916" calcext:value-type="float">
            <text:p>7.9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6" calcext:value-type="float">
            <text:p>16</text:p>
          </table:table-cell>
          <table:table-cell office:value-type="string" calcext:value-type="string">
            <text:p>Das Bekenntnis des Petr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12"/>
          <table:table-cell table:style-name="ce21"/>
          <table:table-cell table:style-name="ce8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2" calcext:value-type="float">
            <text:p>9.22</text:p>
          </table:table-cell>
          <table:table-cell table:style-name="ce41"/>
          <table:table-cell table:style-name="ce8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3" office:value-type="float" office:value="7.917" calcext:value-type="float">
            <text:p>7.9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7" calcext:value-type="float">
            <text:p>17</text:p>
          </table:table-cell>
          <table:table-cell table:style-name="ce54" office:value-type="string" calcext:value-type="string">
            <text:p>Die erste Ankündigung von Jesu Tod und Auferstehung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4" calcext:value-type="float">
            <text:p>16.24</text:p>
          </table:table-cell>
          <table:table-cell table:style-name="ce12"/>
          <table:table-cell table:style-name="ce21"/>
          <table:table-cell table:style-name="ce8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8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4" office:value-type="float" office:value="9.23" calcext:value-type="float">
            <text:p>9.23</text:p>
          </table:table-cell>
          <table:table-cell table:style-name="ce41"/>
          <table:table-cell table:style-name="ce8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3" office:value-type="float" office:value="7.918" calcext:value-type="float">
            <text:p>7.91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8" calcext:value-type="float">
            <text:p>18</text:p>
          </table:table-cell>
          <table:table-cell table:style-name="ce54" office:value-type="string" calcext:value-type="string">
            <text:p>Über die Nachfolg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8" calcext:value-type="float">
            <text:p>1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9.27" calcext:value-type="float">
            <text:p>9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7.919" calcext:value-type="float">
            <text:p>7.91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19" calcext:value-type="float">
            <text:p>19</text:p>
          </table:table-cell>
          <table:table-cell table:style-name="ce54" office:value-type="string" calcext:value-type="string">
            <text:p>Einige werden Tod nicht schmecken, bis Reich Gottes gesehen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12"/>
          <table:table-cell table:style-name="ce21"/>
          <table:table-cell table:style-name="ce8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12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9.28" calcext:value-type="float">
            <text:p>9.28</text:p>
          </table:table-cell>
          <table:table-cell table:style-name="ce41"/>
          <table:table-cell table:style-name="ce8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3" office:value-type="float" office:value="7.92" calcext:value-type="float">
            <text:p>7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20" calcext:value-type="float">
            <text:p>20</text:p>
          </table:table-cell>
          <table:table-cell table:style-name="ce54" office:value-type="string" calcext:value-type="string">
            <text:p>Die Verklärung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2" calcext:value-type="float">
            <text:p>17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025" calcext:value-type="float">
            <text:p>9.0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285" calcext:value-type="float">
            <text:p>9.28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6" calcext:value-type="float">
            <text:p>6.1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ch der Sohn des Menschen wird, wie J.d.T, leid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4" calcext:value-type="float">
            <text:p>17.14</text:p>
          </table:table-cell>
          <table:table-cell table:style-name="ce12"/>
          <table:table-cell table:style-name="ce21"/>
          <table:table-cell table:style-name="ce8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8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style-name="ce41"/>
          <table:table-cell table:style-name="ce8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3" office:value-type="float" office:value="7.921" calcext:value-type="float">
            <text:p>7.92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2"/>
          <table:table-cell/>
          <table:table-cell table:style-name="ce51" table:number-columns-repeated="5"/>
          <table:table-cell table:style-name="ce51" office:value-type="float" office:value="21" calcext:value-type="float">
            <text:p>21</text:p>
          </table:table-cell>
          <table:table-cell table:style-name="ce54" office:value-type="string" calcext:value-type="string">
            <text:p>Die Heilung eines mondsüchtigen/besessenen Knab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7.22" calcext:value-type="float">
            <text:p>17.22</text:p>
          </table:table-cell>
          <table:table-cell table:style-name="ce12"/>
          <table:table-cell table:style-name="ce21"/>
          <table:table-cell table:style-name="ce8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4" office:value-type="float" office:value="9.3" calcext:value-type="float">
            <text:p>9.30</text:p>
          </table:table-cell>
          <table:table-cell table:style-name="ce12"/>
          <table:table-cell table:style-name="ce8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4" office:value-type="float" office:value="9.44" calcext:value-type="float">
            <text:p>9.44</text:p>
          </table:table-cell>
          <table:table-cell table:style-name="ce41"/>
          <table:table-cell table:style-name="ce8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3" office:value-type="float" office:value="7.922" calcext:value-type="float">
            <text:p>7.922</text:p>
          </table:table-cell>
          <table:table-cell table:style-name="ce8"/>
          <table:table-cell table:style-name="ce1"/>
          <table:table-cell table:style-name="ce2"/>
          <table:table-cell table:number-columns-repeated="2"/>
          <table:table-cell table:style-name="ce51" table:number-columns-repeated="6"/>
          <table:table-cell table:style-name="ce51" office:value-type="string" calcext:value-type="string">
            <text:p>G</text:p>
          </table:table-cell>
          <table:table-cell table:style-name="ce51"/>
          <table:table-cell table:style-name="ce51" office:value-type="float" office:value="22" calcext:value-type="float">
            <text:p>22</text:p>
          </table:table-cell>
          <table:table-cell table:style-name="ce54" office:value-type="string" calcext:value-type="string">
            <text:p>In Galiläa: Die zweite Ankündigung von Jesu Leid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12"/>
          <table:table-cell table:style-name="ce21"/>
          <table:table-cell table:style-name="ce8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4" office:value-type="float" office:value="9.33" calcext:value-type="float">
            <text:p>9.33</text:p>
          </table:table-cell>
          <table:table-cell table:style-name="ce12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4" office:value-type="float" office:value="9.46" calcext:value-type="float">
            <text:p>9.46</text:p>
          </table:table-cell>
          <table:table-cell table:style-name="ce41"/>
          <table:table-cell table:style-name="ce8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3" office:value-type="float" office:value="7.923" calcext:value-type="float">
            <text:p>7.9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23" calcext:value-type="float">
            <text:p>23</text:p>
          </table:table-cell>
          <table:table-cell table:style-name="ce54" office:value-type="string" calcext:value-type="string">
            <text:p>Der Grösste im Reich der Himmel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15" calcext:value-type="float">
            <text:p>18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5" calcext:value-type="float">
            <text:p>9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1" calcext:value-type="float">
            <text:p>9.51</text:p>
          </table:table-cell>
          <table:table-cell table:style-name="ce41"/>
          <table:table-cell table:style-name="ce8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</text:p>
          </table:table-cell>
          <table:table-cell table:style-name="ce51" table:number-columns-repeated="2"/>
          <table:table-cell table:style-name="ce54" office:value-type="string" calcext:value-type="string">
            <text:p>Jesus in Samari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8.18" calcext:value-type="float">
            <text:p>8.18</text:p>
          </table:table-cell>
          <table:table-cell table:style-name="ce12"/>
          <table:table-cell table:style-name="ce21"/>
          <table:table-cell table:style-name="ce8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Preis der Nachfolg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will dir nachfolg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8" calcext:value-type="float">
            <text:p>9.5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üchse haben Höhlen …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6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h hin, verkündige das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8.21" calcext:value-type="float">
            <text:p>8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" calcext:value-type="float">
            <text:p>9.5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lge mir nach, Erlaube mir, meinen Vater zu begrab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1" calcext:value-type="float">
            <text:p>8.2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5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" calcext:value-type="float">
            <text:p>9.10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ass Tote Tote begraben – Verkündige das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5" calcext:value-type="float">
            <text:p>8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62" calcext:value-type="float">
            <text:p>9.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Zurückblickende sind nicht geschickt fürs Reich Gott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22" calcext:value-type="float">
            <text:p>6.22</text:p>
          </table:table-cell>
          <table:table-cell table:style-name="ce8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32" calcext:value-type="float">
            <text:p>6.32</text:p>
          </table:table-cell>
          <table:table-cell table:style-name="ce8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Brot des Leben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6" calcext:value-type="float">
            <text:p>6.60</text:p>
          </table:table-cell>
          <table:table-cell table:style-name="ce8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8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ungläubigen Brüder Jesu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8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5" calcext:value-type="float">
            <text:p>7.25</text:p>
          </table:table-cell>
          <table:table-cell table:style-name="ce8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st Jesus der Christu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37" calcext:value-type="float">
            <text:p>7.37</text:p>
          </table:table-cell>
          <table:table-cell table:style-name="ce8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tröme lebendigen Wasser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4" calcext:value-type="float">
            <text:p>7.40</text:p>
          </table:table-cell>
          <table:table-cell table:style-name="ce8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paltung unter den Jud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8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Ehebrecherin</text:p>
          </table:table-cell>
          <table:table-cell table:number-columns-repeated="2"/>
          <table:table-cell table:style-name="ce60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12" calcext:value-type="float">
            <text:p>8.12</text:p>
          </table:table-cell>
          <table:table-cell table:style-name="ce8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Licht der Wel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8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Allein die göttliche Wahrheit macht frei. Die Ursache für den Widerstand gegen die Wahrhei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48" calcext:value-type="float">
            <text:p>8.48</text:p>
          </table:table-cell>
          <table:table-cell table:style-name="ce8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ntehrung und Ablehnung des Sohnes Gotte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38" office:value-type="float" office:value="9.01" calcext:value-type="float">
            <text:p>9.01</text:p>
          </table:table-cell>
          <table:table-cell table:style-name="ce30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Heilung eines Blindgeborenen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13" calcext:value-type="float">
            <text:p>9.13</text:p>
          </table:table-cell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erhör des Geheilten durch die Pharisä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8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Blinde sehen und Sehende werden blind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8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ute Hirte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31" calcext:value-type="float">
            <text:p>10.31</text:p>
          </table:table-cell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Unglaube und Widerstand gegen den Sohn Gotte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8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Auferweckung des Lazaru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47" calcext:value-type="float">
            <text:p>11.47</text:p>
          </table:table-cell>
          <table:table-cell table:style-name="ce8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Mordplan des Hohen Rater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Salbung Jesu in Bethani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salbt Jesus mit Nardenöl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4" table:formula="of:=[.D182]" office:value-type="float" office:value="23.13" calcext:value-type="float">
            <text:p>23.13</text:p>
          </table:table-cell>
          <table:table-cell table:style-name="ce12" office:value-type="float" office:value="23.13" calcext:value-type="float">
            <text:p>23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5" calcext:value-type="float">
            <text:p>12.38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hr geht nicht ins Reich Gottes hinei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41"/>
          <table:table-cell table:style-name="ce8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ussendung der siebzig <text:s/>Jünger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 office:value-type="float" office:value="9.37" calcext:value-type="float">
            <text:p>9.37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 office:value-type="float" office:value="10.02" calcext:value-type="float">
            <text:p>10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osse Ernte aber wenig Arbeiter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osse Ernt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.025" calcext:value-type="float">
            <text:p>10.0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65" calcext:value-type="float">
            <text:p>10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8" calcext:value-type="float">
            <text:p>9.3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3" calcext:value-type="float">
            <text:p>10.03</text:p>
          </table:table-cell>
          <table:table-cell table:style-name="ce41" office:value-type="float" office:value="10.03" calcext:value-type="float">
            <text:p>10.03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Lämmer unter die Wölfe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8" calcext:value-type="float">
            <text:p>9.3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9" calcext:value-type="float">
            <text:p>10.09</text:p>
          </table:table-cell>
          <table:table-cell table:style-name="ce41" office:value-type="float" office:value="10.09" calcext:value-type="float">
            <text:p>10.0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precht: das Reich Gottes ist nahe gekommen (Vgl Mt 10:7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12"/>
          <table:table-cell table:style-name="ce21"/>
          <table:table-cell table:style-name="ce8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3" calcext:value-type="float">
            <text:p>10.13</text:p>
          </table:table-cell>
          <table:table-cell table:style-name="ce4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heruf über unbussfertige Städt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3" calcext:value-type="float">
            <text:p>11.23</text:p>
          </table:table-cell>
          <table:table-cell table:style-name="ce12" office:value-type="float" office:value="11.23" calcext:value-type="float">
            <text:p>11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5" calcext:value-type="float">
            <text:p>10.15</text:p>
          </table:table-cell>
          <table:table-cell table:style-name="ce41" office:value-type="float" office:value="10.15" calcext:value-type="float">
            <text:p>10.1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apernaum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1.205" calcext:value-type="float">
            <text:p>11.2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7" calcext:value-type="float">
            <text:p>10.17</text:p>
          </table:table-cell>
          <table:table-cell table:style-name="ce41"/>
          <table:table-cell table:style-name="ce30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osse Vorrecht der Jüng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5" calcext:value-type="float">
            <text:p>11.25</text:p>
          </table:table-cell>
          <table:table-cell table:style-name="ce12"/>
          <table:table-cell table:style-name="ce21"/>
          <table:table-cell table:style-name="ce8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8" office:value-type="float" office:value="10.21" calcext:value-type="float">
            <text:p>10.21</text:p>
          </table:table-cell>
          <table:table-cell table:style-name="ce47"/>
          <table:table-cell table:style-name="ce8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heiland für die Unmündigen und Bedrückten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41"/>
          <table:table-cell table:style-name="ce8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barmherzigen Samarit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38" calcext:value-type="float">
            <text:p>10.38</text:p>
          </table:table-cell>
          <table:table-cell table:style-name="ce4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und Mari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/>
          <table:table-cell table:style-name="ce21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41"/>
          <table:table-cell table:style-name="ce8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ehre uns beten / Vom Beten (das Vater unser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 office:value-type="float" office:value="6.09" calcext:value-type="float">
            <text:p>6.0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41" office:value-type="float" office:value="11.02" calcext:value-type="float">
            <text:p>11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in Reich komme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4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utigung zum beharrlichen Gebe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2" calcext:value-type="float">
            <text:p>12.22</text:p>
          </table:table-cell>
          <table:table-cell table:style-name="ce12"/>
          <table:table-cell table:style-name="ce21"/>
          <table:table-cell table:style-name="ce8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33" office:value-type="float" office:value="3.2" calcext:value-type="float">
            <text:p>3.200</text:p>
          </table:table-cell>
          <table:table-cell table:style-name="ce12"/>
          <table:table-cell table:style-name="ce36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style-name="ce4" office:value-type="float" office:value="11.14" calcext:value-type="float">
            <text:p>11.14</text:p>
          </table:table-cell>
          <table:table-cell table:style-name="ce41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Jesu Macht über die bösen Geister. Austreibung eines Dämon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4" calcext:value-type="float">
            <text:p>12.24</text:p>
          </table:table-cell>
          <table:table-cell table:style-name="ce12"/>
          <table:table-cell table:style-name="ce21"/>
          <table:table-cell table:style-name="ce8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4" office:value-type="float" office:value="11.15" calcext:value-type="float">
            <text:p>11.15</text:p>
          </table:table-cell>
          <table:table-cell table:style-name="ce41"/>
          <table:table-cell table:style-name="ce8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ästerung gegen den Heiligen Geis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45" calcext:value-type="float">
            <text:p>12.2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urch Beelzebub treibt er die Dämonen au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1" calcext:value-type="float">
            <text:p>16.01</text:p>
          </table:table-cell>
          <table:table-cell table:style-name="ce12"/>
          <table:table-cell table:style-name="ce21"/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rderung nach dem Zeichen aus dem Himmel</text:p>
          </table:table-cell>
          <table:table-cell/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5" calcext:value-type="float">
            <text:p>12.2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17" calcext:value-type="float">
            <text:p>11.17</text:p>
          </table:table-cell>
          <table:table-cell table:style-name="ce41" office:value-type="float" office:value="11.17" calcext:value-type="float">
            <text:p>11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Reich wider sich selbst entzweit? Wie besteht es?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8" calcext:value-type="float">
            <text:p>12.28</text:p>
          </table:table-cell>
          <table:table-cell table:style-name="ce12" office:value-type="float" office:value="12.28" calcext:value-type="float">
            <text:p>12.2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25" calcext:value-type="float">
            <text:p>3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ich durch den Geist Gottes die Dämonen austreibe, ist das Reich Gottes zu euch gekomm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5" calcext:value-type="float">
            <text:p>12.25</text:p>
          </table:table-cell>
          <table:table-cell table:style-name="ce12" office:value-type="float" office:value="12.25" calcext:value-type="float">
            <text:p>12.25</text:p>
          </table:table-cell>
          <table:table-cell table:style-name="ce21"/>
          <table:table-cell table:style-name="ce8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4" calcext:value-type="float">
            <text:p>11.24</text:p>
          </table:table-cell>
          <table:table-cell table:style-name="ce41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Rückkehr des unreinen Geistes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05]" office:value-type="float" office:value="12.5" calcext:value-type="float">
            <text:p>12.50</text:p>
          </table:table-cell>
          <table:table-cell table:style-name="ce17" office:value-type="float" office:value="12.5" calcext:value-type="float">
            <text:p>12.50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den Willen des Vaters tut, vgl Mt 21:31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7" office:value-type="float" office:value="13.005" calcext:value-type="float">
            <text:p>13.00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vieles in Gleichnissen (Mt 13;3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07]" office:value-type="float" office:value="13.01" calcext:value-type="float">
            <text:p>13.01</text:p>
          </table:table-cell>
          <table:table-cell table:style-name="ce17" office:value-type="float" office:value="13.01" calcext:value-type="float">
            <text:p>13.010</text:p>
          </table:table-cell>
          <table:table-cell table:style-name="ce21"/>
          <table:table-cell table:style-name="ce8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Geheimnisse des Reiches der Himmel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6" calcext:value-type="float">
            <text:p>12.36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Jesus verbirgt sich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7" calcext:value-type="float">
            <text:p>12.37</text:p>
          </table:table-cell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Volk verharrt im Unglaub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4" calcext:value-type="float">
            <text:p>13.14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4" calcext:value-type="float">
            <text:p>12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Erfüllung/Zitierung Jes 6:10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01" calcext:value-type="float">
            <text:p>14.1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weiss, dass seine Stunde gekommen is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" calcext:value-type="float">
            <text:p>14.10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er Teufel gibt Judas die Ueberliefung ins Herz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13]" office:value-type="float" office:value="13.58" calcext:value-type="float">
            <text:p>13.58</text:p>
          </table:table-cell>
          <table:table-cell table:style-name="ce12" office:value-type="float" office:value="13.58" calcext:value-type="float">
            <text:p>13.5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6"/>
          <table:table-cell table:style-name="ce51" office:value-type="string" calcext:value-type="string">
            <text:p>-</text:p>
          </table:table-cell>
          <table:table-cell table:style-name="ce51" table:number-columns-repeated="4"/>
          <table:table-cell table:style-name="ce54"/>
          <table:table-cell office:value-type="string" calcext:value-type="string">
            <text:p>Tut nicht viele Wunder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14]" office:value-type="float" office:value="14.14" calcext:value-type="float">
            <text:p>14.14</text:p>
          </table:table-cell>
          <table:table-cell table:style-name="ce12" office:value-type="float" office:value="14.14" calcext:value-type="float">
            <text:p>1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Jesus heilt die schwach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4.34" calcext:value-type="float">
            <text:p>14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In Genezareth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16]" office:value-type="float" office:value="14.35" calcext:value-type="float">
            <text:p>14.35</text:p>
          </table:table-cell>
          <table:table-cell table:style-name="ce12" office:value-type="float" office:value="14.35" calcext:value-type="float">
            <text:p>14.3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Leidende berühren Quaste seines Kleid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1" calcext:value-type="float">
            <text:p>15.21</text:p>
          </table:table-cell>
          <table:table-cell table:style-name="ce17" office:value-type="float" office:value="15.21" calcext:value-type="float">
            <text:p>15.21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y,Sd</text:p>
          </table:table-cell>
          <table:table-cell table:style-name="ce51" table:number-columns-repeated="2"/>
          <table:table-cell table:style-name="ce54" office:value-type="string" calcext:value-type="string">
            <text:p>Entweichen in die Gegenden von Syrus und Sido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" calcext:value-type="float">
            <text:p>15.30</text:p>
          </table:table-cell>
          <table:table-cell table:style-name="ce12"/>
          <table:table-cell table:style-name="ce21"/>
          <table:table-cell table:style-name="ce8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von Lahmen, Blinden, Stummen, Krüppel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19]" office:value-type="float" office:value="15.33" calcext:value-type="float">
            <text:p>15.33</text:p>
          </table:table-cell>
          <table:table-cell table:style-name="ce12" office:value-type="float" office:value="15.33" calcext:value-type="float">
            <text:p>15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20]" office:value-type="float" office:value="16.19" calcext:value-type="float">
            <text:p>16.19</text:p>
          </table:table-cell>
          <table:table-cell table:style-name="ce12" office:value-type="float" office:value="16.19" calcext:value-type="float">
            <text:p>16.1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Petrus wird Schlüssel des Reiches d. Himmel erhalt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21]" office:value-type="float" office:value="16.22" calcext:value-type="float">
            <text:p>16.22</text:p>
          </table:table-cell>
          <table:table-cell table:style-name="ce12" office:value-type="float" office:value="16.22" calcext:value-type="float">
            <text:p>16.22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widerfahre dir nicht.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22]" office:value-type="float" office:value="16.23" calcext:value-type="float">
            <text:p>16.23</text:p>
          </table:table-cell>
          <table:table-cell table:style-name="ce12" office:value-type="float" office:value="16.23" calcext:value-type="float">
            <text:p>16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adelung des Petru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7.24" calcext:value-type="float">
            <text:p>17.24</text:p>
          </table:table-cell>
          <table:table-cell table:style-name="ce12"/>
          <table:table-cell table:style-name="ce21"/>
          <table:table-cell table:style-name="ce8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In Kapernaum, Die Zahlung der Tempelsteuer – Stater im Fisch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12"/>
          <table:table-cell table:style-name="ce21"/>
          <table:table-cell table:style-name="ce8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41"/>
          <table:table-cell table:style-name="ce8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Zeichen des Propheten Jon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3" calcext:value-type="float">
            <text:p>11.33</text:p>
          </table:table-cell>
          <table:table-cell table:style-name="ce41"/>
          <table:table-cell table:style-name="ce8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euchte des Leib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7" calcext:value-type="float">
            <text:p>11.37</text:p>
          </table:table-cell>
          <table:table-cell table:style-name="ce41"/>
          <table:table-cell table:style-name="ce8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ittagessen beim Pharisä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27]" office:value-type="float" office:value="10.26" calcext:value-type="float">
            <text:p>10.26</text:p>
          </table:table-cell>
          <table:table-cell table:style-name="ce12" office:value-type="float" office:value="10.26" calcext:value-type="float">
            <text:p>10.26</text:p>
          </table:table-cell>
          <table:table-cell table:style-name="ce21"/>
          <table:table-cell table:style-name="ce8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02" calcext:value-type="float">
            <text:p>12.02</text:p>
          </table:table-cell>
          <table:table-cell table:style-name="ce41"/>
          <table:table-cell table:style-name="ce8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Bekennen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75" calcext:value-type="float">
            <text:p>10.175</text:p>
          </table:table-cell>
          <table:table-cell table:style-name="ce12" office:value-type="float" office:value="10.17" calcext:value-type="float">
            <text:p>10.17</text:p>
          </table:table-cell>
          <table:table-cell table:style-name="ce21"/>
          <table:table-cell table:style-name="ce8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1" calcext:value-type="float">
            <text:p>12.11</text:p>
          </table:table-cell>
          <table:table-cell table:style-name="ce41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n kommenden Verfolgungen (Vgl Lk 21:12-17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115" calcext:value-type="float">
            <text:p>12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nn sie den Hausherrn Beelzebub genannt haben…</text:p>
          </table:table-cell>
          <table:table-cell table:style-name="ce54" table:number-columns-repeated="2"/>
          <table:table-cell table:style-name="ce54" office:value-type="string" calcext:value-type="string">
            <text:p>TODO: Lukas eigentlich noch 18:21-23</text:p>
          </table:table-cell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4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reichen Narr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12"/>
          <table:table-cell table:style-name="ce21"/>
          <table:table-cell table:style-name="ce8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22" calcext:value-type="float">
            <text:p>12.22</text:p>
          </table:table-cell>
          <table:table-cell table:style-name="ce41"/>
          <table:table-cell table:style-name="ce8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unnützen Sorg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6.33" calcext:value-type="float">
            <text:p>6.33</text:p>
          </table:table-cell>
          <table:table-cell table:style-name="ce12" office:value-type="float" office:value="6.33" calcext:value-type="float">
            <text:p>6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1" calcext:value-type="float">
            <text:p>12.31</text:p>
          </table:table-cell>
          <table:table-cell table:style-name="ce41" office:value-type="float" office:value="12.31" calcext:value-type="float">
            <text:p>12.3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rachtet nach dem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6.335" calcext:value-type="float">
            <text:p>6.3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2" calcext:value-type="float">
            <text:p>12.32</text:p>
          </table:table-cell>
          <table:table-cell table:style-name="ce41" office:value-type="float" office:value="12.32" calcext:value-type="float">
            <text:p>12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Fürchte dich nicht, du kleine Herde, Vater gibt euch das Reich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2" calcext:value-type="float">
            <text:p>24.42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33" calcext:value-type="float">
            <text:p>13.33</text:p>
          </table:table-cell>
          <table:table-cell table:style-name="ce12"/>
          <table:table-cell table:style-name="ce8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41"/>
          <table:table-cell table:style-name="ce8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3" office:value-type="float" office:value="7.925" calcext:value-type="float">
            <text:p>7.9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Wachsamkeit</text:p>
          </table:table-cell>
          <table:table-cell table:style-name="ce54" table:number-columns-repeated="4"/>
          <table:table-cell/>
        </table:table-row>
        <table:table-row table:style-name="ro4">
          <table:table-cell table:style-name="ce1"/>
          <table:table-cell table:style-name="ce2"/>
          <table:table-cell table:style-name="ce4" table:formula="of:=[.D235]" office:value-type="float" office:value="25.01" calcext:value-type="float">
            <text:p>25.01</text:p>
          </table:table-cell>
          <table:table-cell table:style-name="ce12" office:value-type="float" office:value="25.01" calcext:value-type="float">
            <text:p>25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<text:span text:style-name="T3">wird geworden sein</text:span>.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5.01" calcext:value-type="float">
            <text:p>25.01</text:p>
          </table:table-cell>
          <table:table-cell table:style-name="ce12"/>
          <table:table-cell table:style-name="ce21"/>
          <table:table-cell table:style-name="ce8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ehn Jungfrau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37]" office:value-type="float" office:value="25.34" calcext:value-type="float">
            <text:p>25.34</text:p>
          </table:table-cell>
          <table:table-cell table:style-name="ce12" office:value-type="float" office:value="25.34" calcext:value-type="float">
            <text:p>25.3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rerbt das Reich meines Vaters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01" calcext:value-type="float">
            <text:p>26.01</text:p>
          </table:table-cell>
          <table:table-cell table:style-name="ce12"/>
          <table:table-cell table:style-name="ce21"/>
          <table:table-cell table:style-name="ce8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???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9" calcext:value-type="float">
            <text:p>12.49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Bekenntnis zu Christus bringt Trenn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40]" office:value-type="float" office:value="10.34" calcext:value-type="float">
            <text:p>10.34</text:p>
          </table:table-cell>
          <table:table-cell table:style-name="ce12" office:value-type="float" office:value="10.34" calcext:value-type="float">
            <text:p>10.34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1" calcext:value-type="float">
            <text:p>12.51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Kämpfe und Opfer der Nachfolge (vgl Mt 16:24-25, Lk 14:26-33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5.25" calcext:value-type="float">
            <text:p>5.25</text:p>
          </table:table-cell>
          <table:table-cell table:style-name="ce12"/>
          <table:table-cell table:style-name="ce21"/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4" calcext:value-type="float">
            <text:p>12.54</text:p>
          </table:table-cell>
          <table:table-cell table:style-name="ce41"/>
          <table:table-cell table:style-name="ce8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eichen der Zeit, Ermahnung zur Versöhnlichkeit (Vgl Mt 16:1-3)</text:p>
          </table:table-cell>
          <table:table-cell table:style-name="ce54"/>
          <table:table-cell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4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Buss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1" calcext:value-type="float">
            <text:p>13.10</text:p>
          </table:table-cell>
          <table:table-cell table:style-name="ce4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3" office:value-type="float" office:value="4.01" calcext:value-type="float">
            <text:p>4.01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am Sabbat eine verkrümmte Fra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5" calcext:value-type="float">
            <text:p>13.3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6" calcext:value-type="float">
            <text:p>4.26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3" office:value-type="float" office:value="13.175" calcext:value-type="float">
            <text:p>13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leichnis vom Wachstum der Saa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45]" office:value-type="float" office:value="13.31" calcext:value-type="float">
            <text:p>13.31</text:p>
          </table:table-cell>
          <table:table-cell table:style-name="ce12" office:value-type="float" office:value="13.31" calcext:value-type="float">
            <text:p>13.31</text:p>
          </table:table-cell>
          <table:table-cell table:style-name="ce21"/>
          <table:table-cell table:style-name="ce8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Das Gleichnis vom Senfkor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7" calcext:value-type="float">
            <text:p>13.3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Wie sollen wir das Reich Gottes vergleichen?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47]" office:value-type="float" office:value="13.33" calcext:value-type="float">
            <text:p>13.33</text:p>
          </table:table-cell>
          <table:table-cell table:style-name="ce12" office:value-type="float" office:value="13.33" calcext:value-type="float">
            <text:p>13.33</text:p>
          </table:table-cell>
          <table:table-cell table:style-name="ce2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" calcext:value-type="float">
            <text:p>13.20</text:p>
          </table:table-cell>
          <table:table-cell table:style-name="ce41"/>
          <table:table-cell table:style-name="ce8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auerteig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15" calcext:value-type="float">
            <text:p>13.3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4" calcext:value-type="float">
            <text:p>4.3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2" calcext:value-type="float">
            <text:p>13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Wem soll ich das Reich vergleich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49]" office:value-type="float" office:value="13.36" calcext:value-type="float">
            <text:p>13.36</text:p>
          </table:table-cell>
          <table:table-cell table:style-name="ce12" office:value-type="float" office:value="13.36" calcext:value-type="float">
            <text:p>13.36</text:p>
          </table:table-cell>
          <table:table-cell table:style-name="ce21"/>
          <table:table-cell table:style-name="ce8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Unkraut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50]" office:value-type="float" office:value="13.44" calcext:value-type="float">
            <text:p>13.44</text:p>
          </table:table-cell>
          <table:table-cell table:style-name="ce12" office:value-type="float" office:value="13.44" calcext:value-type="float">
            <text:p>13.44</text:p>
          </table:table-cell>
          <table:table-cell table:style-name="ce21"/>
          <table:table-cell table:style-name="ce8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chatz im Acker und von der kostbaren Perle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51]" office:value-type="float" office:value="13.47" calcext:value-type="float">
            <text:p>13.47</text:p>
          </table:table-cell>
          <table:table-cell table:style-name="ce12" office:value-type="float" office:value="13.47" calcext:value-type="float">
            <text:p>13.47</text:p>
          </table:table-cell>
          <table:table-cell table:style-name="ce21"/>
          <table:table-cell table:style-name="ce8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Fichernetz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3" calcext:value-type="float">
            <text:p>7.13</text:p>
          </table:table-cell>
          <table:table-cell table:style-name="ce12"/>
          <table:table-cell table:style-name="ce21"/>
          <table:table-cell table:style-name="ce8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2" calcext:value-type="float">
            <text:p>13.22</text:p>
          </table:table-cell>
          <table:table-cell table:style-name="ce4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Enge Pforte (Vgl. Mt 7:21-23, 8:11-12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" calcext:value-type="float">
            <text:p>8.12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8" calcext:value-type="float">
            <text:p>13.28</text:p>
          </table:table-cell>
          <table:table-cell table:style-name="ce41" office:value-type="float" office:value="13.28" calcext:value-type="float">
            <text:p>13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… ihr aber hinausgeworf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9" calcext:value-type="float">
            <text:p>13.29</text:p>
          </table:table-cell>
          <table:table-cell table:style-name="ce41" office:value-type="float" office:value="13.29" calcext:value-type="float">
            <text:p>13.2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ie kommen von von Osten, Westen (Norden u. Süden) und werden zu Tische liegen im Reich Gottes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31" calcext:value-type="float">
            <text:p>13.31</text:p>
          </table:table-cell>
          <table:table-cell table:style-name="ce4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 Feindschaft des Herodes. Klage über Jerusalem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41"/>
          <table:table-cell table:style-name="ce8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heilt einen Wassersüchtigen am Sabba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7" calcext:value-type="float">
            <text:p>14.07</text:p>
          </table:table-cell>
          <table:table-cell table:style-name="ce41"/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mut und wahre Wohltätigkei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15" calcext:value-type="float">
            <text:p>14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Glückselig, wer Brot essen wird im Reich Gott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16" calcext:value-type="float">
            <text:p>14.16</text:p>
          </table:table-cell>
          <table:table-cell table:style-name="ce41"/>
          <table:table-cell table:style-name="ce8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königlichen Hochzeitsmahl/grossen Gastmahl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165" calcext:value-type="float">
            <text:p>14.1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wiederum in Gleichniss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61]" office:value-type="float" office:value="10.37" calcext:value-type="float">
            <text:p>10.37</text:p>
          </table:table-cell>
          <table:table-cell table:style-name="ce12" office:value-type="float" office:value="10.37" calcext:value-type="float">
            <text:p>10.37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41"/>
          <table:table-cell table:style-name="ce8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Bedingungen der Nachfolge (Vgl. Mt 16:24-26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62]" office:value-type="float" office:value="10.4" calcext:value-type="float">
            <text:p>10.40</text:p>
          </table:table-cell>
          <table:table-cell table:style-name="ce12" office:value-type="float" office:value="10.4" calcext:value-type="float">
            <text:p>10.40</text:p>
          </table:table-cell>
          <table:table-cell table:style-name="ce2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gerechten Lohn (Vgl Mt 25:34-40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12"/>
          <table:table-cell table:style-name="ce21"/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4" calcext:value-type="float">
            <text:p>15.04</text:p>
          </table:table-cell>
          <table:table-cell table:style-name="ce41"/>
          <table:table-cell table:style-name="ce8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chaf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n Israel nicht solchen Glauben gefunden, Söhne des Reiches herausgeworf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12"/>
          <table:table-cell table:style-name="ce21"/>
          <table:table-cell table:style-name="ce8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echtweisung und Gebet in der Gemeind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8.21" calcext:value-type="float">
            <text:p>18.21</text:p>
          </table:table-cell>
          <table:table-cell table:style-name="ce12"/>
          <table:table-cell table:style-name="ce21"/>
          <table:table-cell table:style-name="ce8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 office:value-type="string" calcext:value-type="string">
            <text:p>Das Gleichnis vom unbarmherzigen Knech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67]" office:value-type="float" office:value="18.23" calcext:value-type="float">
            <text:p>18.23</text:p>
          </table:table-cell>
          <table:table-cell table:style-name="ce12" office:value-type="float" office:value="18.23" calcext:value-type="float">
            <text:p>18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Reich einem König gleichgeworden, der mit seinen Knechten abrechnen wollte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.</text:p>
          </table:table-cell>
          <table:table-cell table:style-name="ce51" table:number-columns-repeated="2"/>
          <table:table-cell table:style-name="ce54" office:value-type="string" calcext:value-type="string">
            <text:p>Von Galiläa nach Judäa, jenseits des Jordans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69]" office:value-type="float" office:value="19.14" calcext:value-type="float">
            <text:p>19.14</text:p>
          </table:table-cell>
          <table:table-cell table:style-name="ce12" office:value-type="float" office:value="19.14" calcext:value-type="float">
            <text:p>19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olcher ist das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70]" office:value-type="float" office:value="19.23" calcext:value-type="float">
            <text:p>19.23</text:p>
          </table:table-cell>
          <table:table-cell table:style-name="ce12" office:value-type="float" office:value="19.23" calcext:value-type="float">
            <text:p>19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in Reicher kommt kaum ins Reich Gottes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12"/>
          <table:table-cell table:style-name="ce21"/>
          <table:table-cell table:style-name="ce8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Arbeitern im Weinber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8" calcext:value-type="float">
            <text:p>15.08</text:p>
          </table:table-cell>
          <table:table-cell table:style-name="ce41"/>
          <table:table-cell table:style-name="ce8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r verlorenen Drachm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11" calcext:value-type="float">
            <text:p>15.11</text:p>
          </table:table-cell>
          <table:table-cell table:style-name="ce41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oh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41"/>
          <table:table-cell table:style-name="ce8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treuen Haushalt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" calcext:value-type="float">
            <text:p>16.10</text:p>
          </table:table-cell>
          <table:table-cell table:style-name="ce41"/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m treuen Dien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6" calcext:value-type="float">
            <text:p>16.16</text:p>
          </table:table-cell>
          <table:table-cell table:style-name="ce41"/>
          <table:table-cell table:style-name="ce8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esetz bis auf Johannes, dann Verkündigung des Reiches Gottes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12"/>
          <table:table-cell table:style-name="ce2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8" office:value-type="float" office:value="10.2" calcext:value-type="float">
            <text:p>10.20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8" office:value-type="float" office:value="16.18" calcext:value-type="float">
            <text:p>16.18</text:p>
          </table:table-cell>
          <table:table-cell table:style-name="ce41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hebruch und Ehescheidung (Vgl Mt 19:3-9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41"/>
          <table:table-cell table:style-name="ce8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<text:span text:style-name="T1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4" office:value-type="float" office:value="9.42" calcext:value-type="float">
            <text:p>9.42</text:p>
          </table:table-cell>
          <table:table-cell table:style-name="ce12"/>
          <table:table-cell table:style-name="ce8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Verfühung zur Sünd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65" calcext:value-type="float">
            <text:p>18.0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47" calcext:value-type="float">
            <text:p>9.4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Besser einäugig ins Reich, als mit zwei Augen in die Hölle.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J</text:p>
          </table:table-cell>
          <table:table-cell table:style-name="ce51" table:number-columns-repeated="2"/>
          <table:table-cell table:style-name="ce54" office:value-type="string" calcext:value-type="string">
            <text:p>Über Ehescheidung und Ehelosigkei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2" calcext:value-type="float">
            <text:p>19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6.246" calcext:value-type="float">
            <text:p>16.2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die Volksmeng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4" office:value-type="float" office:value="11.22" calcext:value-type="float">
            <text:p>11.22</text:p>
          </table:table-cell>
          <table:table-cell table:style-name="ce12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41"/>
          <table:table-cell table:style-name="ce8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stösse zur Sünde. Vergebung. Die Kraft des Glaubens. (Vgl. Mt 18:21-35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07" calcext:value-type="float">
            <text:p>17.07</text:p>
          </table:table-cell>
          <table:table-cell table:style-name="ce41"/>
          <table:table-cell table:style-name="ce8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n der Pflichterfüllung im Diens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11" calcext:value-type="float">
            <text:p>17.11</text:p>
          </table:table-cell>
          <table:table-cell table:style-name="ce41"/>
          <table:table-cell table:style-name="ce8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eilung der zehn Aussätzig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4.295" calcext:value-type="float">
            <text:p>24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1" calcext:value-type="float">
            <text:p>4.26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 office:value-type="float" office:value="17.2" calcext:value-type="float">
            <text:p>17.2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ann kommt das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4.29" calcext:value-type="float">
            <text:p>24.29</text:p>
          </table:table-cell>
          <table:table-cell table:style-name="ce12"/>
          <table:table-cell table:style-name="ce21"/>
          <table:table-cell table:style-name="ce8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33" office:value-type="float" office:value="4.26" calcext:value-type="float">
            <text:p>4.260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/>
          <table:table-cell table:style-name="ce8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Reich Gottes und die Wiederkunft des Menschensohn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Pharisäer fragen, wann Reich kommt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Gottes ist mitten unter euch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number-columns-repeated="2" table:style-name="ce8" office:value-type="float" office:value="18.01" calcext:value-type="float">
            <text:p>18.01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gerechten Richt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8" office:value-type="float" office:value="18.08" calcext:value-type="float">
            <text:p>18.08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Wenn Er wiederkommt: wird er den Glauben finden?</text:p>
          </table:table-cell>
          <table:table-cell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9.13" calcext:value-type="float">
            <text:p>19.13</text:p>
          </table:table-cell>
          <table:table-cell table:style-name="ce12"/>
          <table:table-cell table:style-name="ce21"/>
          <table:table-cell table:style-name="ce8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8" office:value-type="float" office:value="18.15" calcext:value-type="float">
            <text:p>18.15</text:p>
          </table:table-cell>
          <table:table-cell table:style-name="ce41"/>
          <table:table-cell table:style-name="ce8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egnet die Kind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5" calcext:value-type="float">
            <text:p>19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 office:value-type="float" office:value="10.14" calcext:value-type="float">
            <text:p>10.14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18.16" calcext:value-type="float">
            <text:p>18.16</text:p>
          </table:table-cell>
          <table:table-cell table:style-name="ce41" office:value-type="float" office:value="18.16" calcext:value-type="float">
            <text:p>18.16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Lasst Kindlein zu mir kommen, denn solcher ist das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7" calcext:value-type="float">
            <text:p>19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5" calcext:value-type="float">
            <text:p>10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17" calcext:value-type="float">
            <text:p>18.17</text:p>
          </table:table-cell>
          <table:table-cell table:style-name="ce41" office:value-type="float" office:value="18.17" calcext:value-type="float">
            <text:p>18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r nicht aufnimmt, wird nicht eingeh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5" office:value-type="float" office:value="19.16" calcext:value-type="float">
            <text:p>19.160</text:p>
          </table:table-cell>
          <table:table-cell table:style-name="ce12"/>
          <table:table-cell table:style-name="ce2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8" office:value-type="float" office:value="10.17" calcext:value-type="float">
            <text:p>10.17</text:p>
          </table:table-cell>
          <table:table-cell table:style-name="ce12"/>
          <table:table-cell table:style-name="ce8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8" office:value-type="float" office:value="18.18" calcext:value-type="float">
            <text:p>18.18</text:p>
          </table:table-cell>
          <table:table-cell table:style-name="ce41"/>
          <table:table-cell table:style-name="ce8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reiche Jüngling/Oberste – und das Erbe des ewigen Lebens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65" calcext:value-type="float">
            <text:p>19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23" calcext:value-type="float">
            <text:p>10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8.275" calcext:value-type="float">
            <text:p>18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Reiche gehen schwer ins Reich Gottes ein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9.17" calcext:value-type="float">
            <text:p>19.17</text:p>
          </table:table-cell>
          <table:table-cell table:style-name="ce12"/>
          <table:table-cell table:style-name="ce21"/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8" office:value-type="float" office:value="10.28" calcext:value-type="float">
            <text:p>10.28</text:p>
          </table:table-cell>
          <table:table-cell table:style-name="ce12"/>
          <table:table-cell table:style-name="ce8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8" office:value-type="float" office:value="18.28" calcext:value-type="float">
            <text:p>18.28</text:p>
          </table:table-cell>
          <table:table-cell table:style-name="ce41"/>
          <table:table-cell table:style-name="ce8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Lohn der Nachfolge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0.17" calcext:value-type="float">
            <text:p>20.17</text:p>
          </table:table-cell>
          <table:table-cell table:style-name="ce12"/>
          <table:table-cell table:style-name="ce21"/>
          <table:table-cell table:style-name="ce8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8" office:value-type="float" office:value="10.32" calcext:value-type="float">
            <text:p>10.32</text:p>
          </table:table-cell>
          <table:table-cell table:style-name="ce12"/>
          <table:table-cell table:style-name="ce8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8" office:value-type="float" office:value="18.31" calcext:value-type="float">
            <text:p>18.31</text:p>
          </table:table-cell>
          <table:table-cell table:style-name="ce41"/>
          <table:table-cell table:style-name="ce8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Die dritte Ankündigung von Jesu Tod und Aufersteh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0.175" calcext:value-type="float">
            <text:p>20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325" calcext:value-type="float">
            <text:p>10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34" calcext:value-type="float">
            <text:p>18.34</text:p>
          </table:table-cell>
          <table:table-cell table:style-name="ce41" office:value-type="float" office:value="18.34" calcext:value-type="float">
            <text:p>18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Jünger verstehen nichts von diesen Dingen (Vgl <text:s/>26:2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9" calcext:value-type="float">
            <text:p>20.29</text:p>
          </table:table-cell>
          <table:table-cell table:style-name="ce12"/>
          <table:table-cell table:style-name="ce21"/>
          <table:table-cell table:style-name="ce8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8" office:value-type="float" office:value="10.46" calcext:value-type="float">
            <text:p>10.46</text:p>
          </table:table-cell>
          <table:table-cell table:style-name="ce12"/>
          <table:table-cell table:style-name="ce8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8" office:value-type="float" office:value="18.35" calcext:value-type="float">
            <text:p>18.35</text:p>
          </table:table-cell>
          <table:table-cell table:style-name="ce41"/>
          <table:table-cell table:style-name="ce8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40" office:value-type="float" office:value="9.01" calcext:value-type="float">
            <text:p>9.01</text:p>
          </table:table-cell>
          <table:table-cell table:style-name="ce2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zweier Blinder in Jericho/des blinden Bartimä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0.295" calcext:value-type="float">
            <text:p>20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467" calcext:value-type="float">
            <text:p>10.46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41"/>
          <table:table-cell table:style-name="ce8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Oberzöllner Zachäu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5.14" calcext:value-type="float">
            <text:p>25.14</text:p>
          </table:table-cell>
          <table:table-cell table:style-name="ce12"/>
          <table:table-cell table:style-name="ce21"/>
          <table:table-cell table:style-name="ce8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11" calcext:value-type="float">
            <text:p>19.11</text:p>
          </table:table-cell>
          <table:table-cell table:style-name="ce4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den anvertrauten Talenten/Pfund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5.31" calcext:value-type="float">
            <text:p>25.31</text:p>
          </table:table-cell>
          <table:table-cell table:style-name="ce12"/>
          <table:table-cell table:style-name="ce21"/>
          <table:table-cell table:style-name="ce8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9.115" calcext:value-type="float">
            <text:p>1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richt über die Heidenvölk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8" calcext:value-type="float">
            <text:p>19.28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Einzug des Messias Jesus in Jerusalem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9" calcext:value-type="float">
            <text:p>19.29</text:p>
          </table:table-cell>
          <table:table-cell table:style-name="ce41"/>
          <table:table-cell table:style-name="ce8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6 Tage vor Passah: Bethphage, Bethanien, Oelberg</text:p>
          </table:table-cell>
          <table:table-cell table:style-name="ce55"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 office:value-type="float" office:value="12.34" calcext:value-type="float">
            <text:p>12.34</text:p>
          </table:table-cell>
          <table:table-cell table:style-name="ce4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Du bist nicht fern vom Reich Gottes</text:p>
          </table:table-cell>
          <table:table-cell table:style-name="ce54"/>
          <table:table-cell table:style-name="ce55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15" calcext:value-type="float">
            <text:p>21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 office:value-type="float" office:value="11.1" calcext:value-type="float">
            <text:p>11.1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9"/>
          <table:table-cell table:style-name="ce54" office:value-type="string" calcext:value-type="string">
            <text:p>Gerpriesen sei das kommende Reich unseres Vaters David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308]" office:value-type="float" office:value="21.18" calcext:value-type="float">
            <text:p>21.18</text:p>
          </table:table-cell>
          <table:table-cell table:style-name="ce12" office:value-type="float" office:value="21.18" calcext:value-type="float">
            <text:p>21.1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number-columns-repeated="2"/>
          <table:table-cell table:style-name="ce51"/>
          <table:table-cell table:style-name="ce54"/>
          <table:table-cell table:style-name="ce54" office:value-type="string" calcext:value-type="string">
            <text:p>Jesus hungert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8" calcext:value-type="float">
            <text:p>21.18</text:p>
          </table:table-cell>
          <table:table-cell table:style-name="ce12"/>
          <table:table-cell table:style-name="ce21"/>
          <table:table-cell table:style-name="ce8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8" office:value-type="float" office:value="11.12" calcext:value-type="float">
            <text:p>11.12</text:p>
          </table:table-cell>
          <table:table-cell table:style-name="ce12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1"/>
          <table:table-cell table:style-name="ce54" office:value-type="string" calcext:value-type="string">
            <text:p>Verfluchung des unfruchtbare Feigenbaum. Die Macht des Glaubens.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2" calcext:value-type="float">
            <text:p>21.02</text:p>
          </table:table-cell>
          <table:table-cell table:style-name="ce12"/>
          <table:table-cell table:style-name="ce21"/>
          <table:table-cell table:style-name="ce8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8" office:value-type="float" office:value="11.02" calcext:value-type="float">
            <text:p>11.02</text:p>
          </table:table-cell>
          <table:table-cell table:style-name="ce12"/>
          <table:table-cell table:style-name="ce8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8" office:value-type="float" office:value="19.3" calcext:value-type="float">
            <text:p>19.30</text:p>
          </table:table-cell>
          <table:table-cell table:style-name="ce41"/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5 Tage vor Passah: Jesus auf Eselin und deren Füllen</text:p>
          </table:table-cell>
          <table:table-cell table:style-name="ce55"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41" calcext:value-type="float">
            <text:p>19.41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eint über Jerusalem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2" calcext:value-type="float">
            <text:p>21.12</text:p>
          </table:table-cell>
          <table:table-cell table:style-name="ce12"/>
          <table:table-cell table:style-name="ce21"/>
          <table:table-cell table:style-name="ce8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8" office:value-type="float" office:value="11.15" calcext:value-type="float">
            <text:p>11.15</text:p>
          </table:table-cell>
          <table:table-cell table:style-name="ce12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8" office:value-type="float" office:value="19.45" calcext:value-type="float">
            <text:p>19.45</text:p>
          </table:table-cell>
          <table:table-cell table:style-name="ce41"/>
          <table:table-cell table:style-name="ce8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zweite Tempelreinig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313]" office:value-type="float" office:value="21.13" calcext:value-type="float">
            <text:p>21.13</text:p>
          </table:table-cell>
          <table:table-cell table:style-name="ce12" office:value-type="float" office:value="21.13" calcext:value-type="float">
            <text:p>21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5" calcext:value-type="float">
            <text:p>19.4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T</text:p>
          </table:table-cell>
          <table:table-cell table:style-name="ce51" table:number-columns-repeated="2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3" calcext:value-type="float">
            <text:p>21.23</text:p>
          </table:table-cell>
          <table:table-cell table:style-name="ce12"/>
          <table:table-cell table:style-name="ce21"/>
          <table:table-cell table:style-name="ce8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8" office:value-type="float" office:value="11.27" calcext:value-type="float">
            <text:p>11.27</text:p>
          </table:table-cell>
          <table:table-cell table:style-name="ce12"/>
          <table:table-cell table:style-name="ce8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41"/>
          <table:table-cell table:style-name="ce8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Vollmacht Jesu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43" calcext:value-type="float">
            <text:p>21.43</text:p>
          </table:table-cell>
          <table:table-cell table:style-name="ce12"/>
          <table:table-cell table:style-name="ce21"/>
          <table:table-cell table:style-name="ce8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5" office:value-type="float" office:value="12.01" calcext:value-type="float">
            <text:p>12.010</text:p>
          </table:table-cell>
          <table:table-cell table:style-name="ce12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8" office:value-type="float" office:value="20.09" calcext:value-type="float">
            <text:p>20.09</text:p>
          </table:table-cell>
          <table:table-cell table:style-name="ce41"/>
          <table:table-cell table:style-name="ce8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Weingärtnern (Vgl Jes 5 1:7)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16]" office:value-type="float" office:value="22.01" calcext:value-type="float">
            <text:p>22.01</text:p>
          </table:table-cell>
          <table:table-cell table:style-name="ce12" office:value-type="float" office:value="22.01" calcext:value-type="float">
            <text:p>22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20.095" calcext:value-type="float">
            <text:p>20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der Himmel ist gleich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8" calcext:value-type="float">
            <text:p>21.28</text:p>
          </table:table-cell>
          <table:table-cell table:style-name="ce12"/>
          <table:table-cell table:style-name="ce21"/>
          <table:table-cell table:style-name="ce8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wei Söhn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318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en Willen des Vaters tu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319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ie Zöllner und Huren gehen ins Reich Gottes vora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320]" office:value-type="float" office:value="21.43" calcext:value-type="float">
            <text:p>21.43</text:p>
          </table:table-cell>
          <table:table-cell table:style-name="ce12" office:value-type="float" office:value="21.43" calcext:value-type="float">
            <text:p>21.4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wird weggenommen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15" calcext:value-type="float">
            <text:p>22.15</text:p>
          </table:table-cell>
          <table:table-cell table:style-name="ce12"/>
          <table:table-cell table:style-name="ce21"/>
          <table:table-cell table:style-name="ce8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12"/>
          <table:table-cell table:style-name="ce4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41"/>
          <table:table-cell table:style-name="ce8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Steu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2.23" calcext:value-type="float">
            <text:p>22.23</text:p>
          </table:table-cell>
          <table:table-cell table:style-name="ce12"/>
          <table:table-cell table:style-name="ce21"/>
          <table:table-cell table:style-name="ce8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8" office:value-type="float" office:value="12.18" calcext:value-type="float">
            <text:p>12.18</text:p>
          </table:table-cell>
          <table:table-cell table:style-name="ce12"/>
          <table:table-cell table:style-name="ce4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8" office:value-type="float" office:value="20.27" calcext:value-type="float">
            <text:p>20.27</text:p>
          </table:table-cell>
          <table:table-cell table:style-name="ce41"/>
          <table:table-cell table:style-name="ce8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Aufersteh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2.34" calcext:value-type="float">
            <text:p>22.34</text:p>
          </table:table-cell>
          <table:table-cell table:style-name="ce12"/>
          <table:table-cell table:style-name="ce21"/>
          <table:table-cell table:style-name="ce8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/>
          <table:table-cell table:style-name="ce4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m grössten Gebot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41" calcext:value-type="float">
            <text:p>22.41</text:p>
          </table:table-cell>
          <table:table-cell table:style-name="ce12"/>
          <table:table-cell table:style-name="ce2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12"/>
          <table:table-cell table:style-name="ce4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8" office:value-type="float" office:value="20.41" calcext:value-type="float">
            <text:p>20.41</text:p>
          </table:table-cell>
          <table:table-cell table:style-name="ce41"/>
          <table:table-cell table:style-name="ce8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Wessen Sohn ist der Christ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1" calcext:value-type="float">
            <text:p>23.01</text:p>
          </table:table-cell>
          <table:table-cell table:style-name="ce12"/>
          <table:table-cell table:style-name="ce21"/>
          <table:table-cell table:style-name="ce8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8" office:value-type="float" office:value="12.38" calcext:value-type="float">
            <text:p>12.38</text:p>
          </table:table-cell>
          <table:table-cell table:style-name="ce12"/>
          <table:table-cell table:style-name="ce4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8" office:value-type="float" office:value="20.46" calcext:value-type="float">
            <text:p>20.46</text:p>
          </table:table-cell>
          <table:table-cell table:style-name="ce41"/>
          <table:table-cell table:style-name="ce8" office:value-type="float" office:value="20.47" calcext:value-type="float">
            <text:p>20.47</text:p>
          </table:table-cell>
          <table:table-cell table:style-name="ce1"/>
          <table:table-cell table:style-name="ce2"/>
          <table:table-cell table:style-name="ce3" office:value-type="float" office:value="7.924" calcext:value-type="float">
            <text:p>7.9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Strafrede gegen die Schriftgelehrten und Pharisäer, vgl Lk 11:38-52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12"/>
          <table:table-cell table:style-name="ce8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41"/>
          <table:table-cell table:style-name="ce8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Scherflein der Witwe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9" office:value-type="string" calcext:value-type="string">
            <text:p>Die Endzeitrede Jesu auf dem Ölberg, Intro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4" calcext:value-type="float">
            <text:p>24</text:p>
          </table:table-cell>
          <table:table-cell table:style-name="ce54" office:value-type="string" calcext:value-type="string">
            <text:p>Endzeitrede</text:p>
          </table:table-cell>
          <table:table-cell table:style-name="ce54" table:number-columns-repeated="2"/>
          <table:table-cell table:style-name="ce55"/>
          <table:table-cell table:style-name="ce54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329]" office:value-type="float" office:value="24.14" calcext:value-type="float">
            <text:p>24.14</text:p>
          </table:table-cell>
          <table:table-cell table:style-name="ce12" office:value-type="float" office:value="24.14" calcext:value-type="float">
            <text:p>2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5" calcext:value-type="float">
            <text:p>21.0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Evangelium des Reiches wird gepredigt werden auf dem ganzen Erdkrei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4.36" calcext:value-type="float">
            <text:p>24.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32" calcext:value-type="float">
            <text:p>13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6" calcext:value-type="float">
            <text:p>21.0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n jenem Tag weiss niemand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3" calcext:value-type="float">
            <text:p>26.03</text:p>
          </table:table-cell>
          <table:table-cell table:style-name="ce12"/>
          <table:table-cell table:style-name="ce21"/>
          <table:table-cell table:style-name="ce8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12"/>
          <table:table-cell table:style-name="ce8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8" office:value-type="float" office:value="22.01" calcext:value-type="float">
            <text:p>22.01</text:p>
          </table:table-cell>
          <table:table-cell table:style-name="ce41"/>
          <table:table-cell table:style-name="ce8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Plan der obersten Priester und Ältes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6" calcext:value-type="float">
            <text:p>26.06</text:p>
          </table:table-cell>
          <table:table-cell table:style-name="ce12"/>
          <table:table-cell table:style-name="ce21"/>
          <table:table-cell table:style-name="ce8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8" office:value-type="float" office:value="14.03" calcext:value-type="float">
            <text:p>14.03</text:p>
          </table:table-cell>
          <table:table-cell table:style-name="ce12"/>
          <table:table-cell table:style-name="ce8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3" office:value-type="float" office:value="22.015" calcext:value-type="float">
            <text:p>2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Salbung Jesu in Bethani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4" calcext:value-type="float">
            <text:p>26.14</text:p>
          </table:table-cell>
          <table:table-cell table:style-name="ce12"/>
          <table:table-cell table:style-name="ce21"/>
          <table:table-cell table:style-name="ce8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8" office:value-type="float" office:value="14.1" calcext:value-type="float">
            <text:p>14.10</text:p>
          </table:table-cell>
          <table:table-cell table:style-name="ce12"/>
          <table:table-cell table:style-name="ce8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8" office:value-type="float" office:value="22.03" calcext:value-type="float">
            <text:p>22.03</text:p>
          </table:table-cell>
          <table:table-cell table:style-name="ce41"/>
          <table:table-cell table:style-name="ce8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Verrat des Juda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7" calcext:value-type="float">
            <text:p>26.17</text:p>
          </table:table-cell>
          <table:table-cell table:style-name="ce12"/>
          <table:table-cell table:style-name="ce21"/>
          <table:table-cell table:style-name="ce8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8" office:value-type="float" office:value="14.12" calcext:value-type="float">
            <text:p>14.12</text:p>
          </table:table-cell>
          <table:table-cell table:style-name="ce12"/>
          <table:table-cell table:style-name="ce37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22.07" calcext:value-type="float">
            <text:p>22.07</text:p>
          </table:table-cell>
          <table:table-cell table:style-name="ce41"/>
          <table:table-cell table:style-name="ce8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etzte Passahmahl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75" calcext:value-type="float">
            <text:p>26.17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075" calcext:value-type="float">
            <text:p>22.07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03" calcext:value-type="float">
            <text:p>13.03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letzte Passahmahl und die Fusswaschung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6" calcext:value-type="float">
            <text:p>26.26</text:p>
          </table:table-cell>
          <table:table-cell table:style-name="ce12"/>
          <table:table-cell table:style-name="ce21"/>
          <table:table-cell table:style-name="ce8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8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8" office:value-type="float" office:value="22.19" calcext:value-type="float">
            <text:p>22.19</text:p>
          </table:table-cell>
          <table:table-cell table:style-name="ce41"/>
          <table:table-cell table:style-name="ce8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5" calcext:value-type="float">
            <text:p>25</text:p>
          </table:table-cell>
          <table:table-cell table:style-name="ce54" office:value-type="string" calcext:value-type="string">
            <text:p>Einsetzung des Mahl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61" calcext:value-type="float">
            <text:p>26.2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4.22.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1" calcext:value-type="float">
            <text:p>22.19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1" calcext:value-type="float">
            <text:p>13.0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mmt Brot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338]" office:value-type="float" office:value="26.29" calcext:value-type="float">
            <text:p>26.29</text:p>
          </table:table-cell>
          <table:table-cell table:style-name="ce12" office:value-type="float" office:value="26.29" calcext:value-type="float">
            <text:p>26.2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5" calcext:value-type="float">
            <text:p>22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Nicht mehr trinken bis wieder trinken im Reich meines Vater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" calcext:value-type="float">
            <text:p>26.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6" calcext:value-type="float">
            <text:p>14.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6" calcext:value-type="float">
            <text:p>22.1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oblied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7" calcext:value-type="float">
            <text:p>26.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3" calcext:value-type="float">
            <text:p>14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2" calcext:value-type="float">
            <text:p>13.0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elch (nach dem Mahl)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1" calcext:value-type="float">
            <text:p>22.21</text:p>
          </table:table-cell>
          <table:table-cell table:style-name="ce41"/>
          <table:table-cell table:style-name="ce8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agt den Verrat vorau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8"/>
          <table:table-cell table:style-name="ce8" office:value-type="float" office:value="22.21" calcext:value-type="float">
            <text:p>22.21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Hand dessen, der mich überliefer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er Verräter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rrlichung Jesu und das neue Gebo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, der einzige Weg zum Vat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15" calcext:value-type="float">
            <text:p>14.15</text:p>
          </table:table-cell>
          <table:table-cell table:style-name="ce8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issung des Heiligen Geistes. Gehorsam und Liebe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27" calcext:value-type="float">
            <text:p>14.27</text:p>
          </table:table-cell>
          <table:table-cell table:style-name="ce8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Friede Jesu Christi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01" calcext:value-type="float">
            <text:p>15.01</text:p>
          </table:table-cell>
          <table:table-cell table:style-name="ce8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Weinstock und die Reb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2" calcext:value-type="float">
            <text:p>15.12</text:p>
          </table:table-cell>
          <table:table-cell table:style-name="ce8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ot der Liebe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8" calcext:value-type="float">
            <text:p>15.18</text:p>
          </table:table-cell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ass der Welt gegen die Jünger – Ankündiung von Verfolgungen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irken des Heiligen Geiste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16" calcext:value-type="float">
            <text:p>16.16</text:p>
          </table:table-cell>
          <table:table-cell table:style-name="ce8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Künftige Trauer und Freude der Jünger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7.01" calcext:value-type="float">
            <text:p>17.01</text:p>
          </table:table-cell>
          <table:table-cell table:style-name="ce8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et Jesu Christi für seine Jüng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8.01" calcext:value-type="float">
            <text:p>18.01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eiden und Sterben Jesu Christi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23" calcext:value-type="float">
            <text:p>12.23</text:p>
          </table:table-cell>
          <table:table-cell table:style-name="ce8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er Messias kündigt seinen Opfertod und seine Verherrlichung a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12"/>
          <table:table-cell table:style-name="ce21"/>
          <table:table-cell table:style-name="ce8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8" office:value-type="float" office:value="10.35" calcext:value-type="float">
            <text:p>10.35</text:p>
          </table:table-cell>
          <table:table-cell table:style-name="ce12"/>
          <table:table-cell table:style-name="ce8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4" office:value-type="float" office:value="13.04" calcext:value-type="float">
            <text:p>13.04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Herrschen und vom Dien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8" office:value-type="float" office:value="14.27" calcext:value-type="float">
            <text:p>14.27</text:p>
          </table:table-cell>
          <table:table-cell table:style-name="ce12"/>
          <table:table-cell table:style-name="ce8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8" office:value-type="float" office:value="22.31" calcext:value-type="float">
            <text:p>22.31</text:p>
          </table:table-cell>
          <table:table-cell table:style-name="ce41"/>
          <table:table-cell table:style-name="ce8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4" office:value-type="float" office:value="13.36" calcext:value-type="float">
            <text:p>13.36</text:p>
          </table:table-cell>
          <table:table-cell table:style-name="ce8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Verleugnung durch Petrus/Das Gebet für Petr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6" calcext:value-type="float">
            <text:p>26.36</text:p>
          </table:table-cell>
          <table:table-cell table:style-name="ce12"/>
          <table:table-cell table:style-name="ce21"/>
          <table:table-cell table:style-name="ce8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8" office:value-type="float" office:value="14.32" calcext:value-type="float">
            <text:p>14.32</text:p>
          </table:table-cell>
          <table:table-cell table:style-name="ce12"/>
          <table:table-cell table:style-name="ce8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8" office:value-type="float" office:value="22.39" calcext:value-type="float">
            <text:p>22.39</text:p>
          </table:table-cell>
          <table:table-cell table:style-name="ce4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3" office:value-type="float" office:value="13.365" calcext:value-type="float">
            <text:p>13.36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thseman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7" calcext:value-type="float">
            <text:p>26.47</text:p>
          </table:table-cell>
          <table:table-cell table:style-name="ce12"/>
          <table:table-cell table:style-name="ce21"/>
          <table:table-cell table:style-name="ce8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8" office:value-type="float" office:value="14.43" calcext:value-type="float">
            <text:p>14.43</text:p>
          </table:table-cell>
          <table:table-cell table:style-name="ce12"/>
          <table:table-cell table:style-name="ce8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8" office:value-type="float" office:value="22.47" calcext:value-type="float">
            <text:p>22.47</text:p>
          </table:table-cell>
          <table:table-cell table:style-name="ce41"/>
          <table:table-cell table:style-name="ce8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4" office:value-type="float" office:value="18.03" calcext:value-type="float">
            <text:p>18.03</text:p>
          </table:table-cell>
          <table:table-cell table:style-name="ce8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6" calcext:value-type="float">
            <text:p>26</text:p>
          </table:table-cell>
          <table:table-cell table:style-name="ce54" office:value-type="string" calcext:value-type="string">
            <text:p>Die Gefangennahme Jesu</text:p>
          </table:table-cell>
          <table:table-cell table:style-name="ce54" table:number-columns-repeated="2"/>
          <table:table-cell table:style-name="ce55"/>
          <table:table-cell table:style-name="ce5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0" office:value-type="float" office:value="22.51" calcext:value-type="float">
            <text:p>22.51</text:p>
          </table:table-cell>
          <table:table-cell table:style-name="ce45"/>
          <table:table-cell table:style-name="ce29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3" office:value-type="float" office:value="18.035" calcext:value-type="float">
            <text:p>18.035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des Ohres des Hohenpriester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7" calcext:value-type="float">
            <text:p>26.57</text:p>
          </table:table-cell>
          <table:table-cell table:style-name="ce12"/>
          <table:table-cell table:style-name="ce21"/>
          <table:table-cell table:style-name="ce8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8" office:value-type="float" office:value="14.53" calcext:value-type="float">
            <text:p>14.53</text:p>
          </table:table-cell>
          <table:table-cell table:style-name="ce12"/>
          <table:table-cell table:style-name="ce8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8" office:value-type="float" office:value="22.54" calcext:value-type="float">
            <text:p>22.54</text:p>
          </table:table-cell>
          <table:table-cell table:style-name="ce41"/>
          <table:table-cell table:style-name="ce8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8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7" calcext:value-type="float">
            <text:p>27</text:p>
          </table:table-cell>
          <table:table-cell table:style-name="ce54" office:value-type="string" calcext:value-type="string">
            <text:p>Jesus vor dem Hohen Rat (Vgl Joh 18:19-24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69" calcext:value-type="float">
            <text:p>26.69</text:p>
          </table:table-cell>
          <table:table-cell table:style-name="ce12"/>
          <table:table-cell table:style-name="ce21"/>
          <table:table-cell table:style-name="ce8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8" office:value-type="float" office:value="14.66" calcext:value-type="float">
            <text:p>14.66</text:p>
          </table:table-cell>
          <table:table-cell table:style-name="ce12"/>
          <table:table-cell table:style-name="ce8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8" office:value-type="float" office:value="22.55" calcext:value-type="float">
            <text:p>22.55</text:p>
          </table:table-cell>
          <table:table-cell table:style-name="ce41"/>
          <table:table-cell table:style-name="ce8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8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8" calcext:value-type="float">
            <text:p>28</text:p>
          </table:table-cell>
          <table:table-cell table:style-name="ce54" office:value-type="string" calcext:value-type="string">
            <text:p>Die dreifache Verleugnung durch Petrus (vgl Joh 18:25-27)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1" calcext:value-type="float">
            <text:p>27.01</text:p>
          </table:table-cell>
          <table:table-cell table:style-name="ce12"/>
          <table:table-cell table:style-name="ce21"/>
          <table:table-cell table:style-name="ce8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8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9" calcext:value-type="float">
            <text:p>29</text:p>
          </table:table-cell>
          <table:table-cell table:style-name="ce54" office:value-type="string" calcext:value-type="string">
            <text:p>Die Auslieferung Jesu an Pilat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7.11" calcext:value-type="float">
            <text:p>27.11</text:p>
          </table:table-cell>
          <table:table-cell table:style-name="ce12"/>
          <table:table-cell table:style-name="ce21"/>
          <table:table-cell table:style-name="ce8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8" office:value-type="float" office:value="15.02" calcext:value-type="float">
            <text:p>15.02</text:p>
          </table:table-cell>
          <table:table-cell table:style-name="ce12"/>
          <table:table-cell table:style-name="ce8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vor Pilat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3" calcext:value-type="float">
            <text:p>27.03</text:p>
          </table:table-cell>
          <table:table-cell table:style-name="ce12"/>
          <table:table-cell table:style-name="ce21"/>
          <table:table-cell table:style-name="ce8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Ende des Juda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9" office:value-type="float" office:value="24.15" calcext:value-type="float">
            <text:p>24.150</text:p>
          </table:table-cell>
          <table:table-cell table:style-name="ce12"/>
          <table:table-cell table:style-name="ce21"/>
          <table:table-cell table:style-name="ce8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8" office:value-type="float" office:value="15.06" calcext:value-type="float">
            <text:p>15.06</text:p>
          </table:table-cell>
          <table:table-cell table:style-name="ce12"/>
          <table:table-cell table:style-name="ce8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8" office:value-type="float" office:value="23.13" calcext:value-type="float">
            <text:p>23.13</text:p>
          </table:table-cell>
          <table:table-cell table:style-name="ce41"/>
          <table:table-cell table:style-name="ce8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4" office:value-type="float" office:value="18.39" calcext:value-type="float">
            <text:p>18.39</text:p>
          </table:table-cell>
          <table:table-cell table:style-name="ce8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urteilung Jesu durch die Volksmenge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27" calcext:value-type="float">
            <text:p>27.27</text:p>
          </table:table-cell>
          <table:table-cell table:style-name="ce12"/>
          <table:table-cell table:style-name="ce21"/>
          <table:table-cell table:style-name="ce8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8" office:value-type="float" office:value="15.16" calcext:value-type="float">
            <text:p>15.16</text:p>
          </table:table-cell>
          <table:table-cell table:style-name="ce12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3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8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0" calcext:value-type="float">
            <text:p>30</text:p>
          </table:table-cell>
          <table:table-cell table:style-name="ce54" office:value-type="string" calcext:value-type="string">
            <text:p>Verspotung und Dornenkron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2" calcext:value-type="float">
            <text:p>27.32</text:p>
          </table:table-cell>
          <table:table-cell table:style-name="ce12"/>
          <table:table-cell table:style-name="ce21"/>
          <table:table-cell table:style-name="ce8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8" office:value-type="float" office:value="15.21" calcext:value-type="float">
            <text:p>15.21</text:p>
          </table:table-cell>
          <table:table-cell table:style-name="ce12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8" office:value-type="float" office:value="23.26" calcext:value-type="float">
            <text:p>23.26</text:p>
          </table:table-cell>
          <table:table-cell table:style-name="ce41"/>
          <table:table-cell table:style-name="ce8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4" office:value-type="float" office:value="19.16" calcext:value-type="float">
            <text:p>19.16</text:p>
          </table:table-cell>
          <table:table-cell table:style-name="ce8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1" calcext:value-type="float">
            <text:p>31</text:p>
          </table:table-cell>
          <table:table-cell table:style-name="ce54" office:value-type="string" calcext:value-type="string">
            <text:p>Die Kreuzigung Jesu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2"/>
          <table:table-cell table:style-name="ce21"/>
          <table:table-cell table:style-name="ce8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2"/>
          <table:table-cell table:style-name="ce8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41"/>
          <table:table-cell table:style-name="ce8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4" office:value-type="float" office:value="19.28" calcext:value-type="float">
            <text:p>19.28</text:p>
          </table:table-cell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Tod Jesu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7" calcext:value-type="float">
            <text:p>27.57</text:p>
          </table:table-cell>
          <table:table-cell table:style-name="ce12"/>
          <table:table-cell table:style-name="ce21"/>
          <table:table-cell table:style-name="ce8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8" office:value-type="float" office:value="15.42" calcext:value-type="float">
            <text:p>15.42</text:p>
          </table:table-cell>
          <table:table-cell table:style-name="ce12"/>
          <table:table-cell table:style-name="ce8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8" office:value-type="float" office:value="23.5" calcext:value-type="float">
            <text:p>23.50</text:p>
          </table:table-cell>
          <table:table-cell table:style-name="ce41"/>
          <table:table-cell table:style-name="ce8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4" office:value-type="float" office:value="19.38" calcext:value-type="float">
            <text:p>19.38</text:p>
          </table:table-cell>
          <table:table-cell table:style-name="ce8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ablegung Jesu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5.42" calcext:value-type="float">
            <text:p>15.42</text:p>
          </table:table-cell>
          <table:table-cell table:style-name="ce12" office:value-type="float" office:value="15.43" calcext:value-type="float">
            <text:p>15.43</text:p>
          </table:table-cell>
          <table:table-cell table:style-name="ce3"/>
          <table:table-cell table:style-name="ce1"/>
          <table:table-cell table:style-name="ce2"/>
          <table:table-cell table:style-name="ce3" office:value-type="float" office:value="23.505" calcext:value-type="float">
            <text:p>23.5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85" calcext:value-type="float">
            <text:p>19.3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oseph v. A. bittet um Leib Christi (er erwartet das Reich Gottes)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62" calcext:value-type="float">
            <text:p>27.62</text:p>
          </table:table-cell>
          <table:table-cell table:style-name="ce12"/>
          <table:table-cell table:style-name="ce21"/>
          <table:table-cell table:style-name="ce8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507" calcext:value-type="float">
            <text:p>23.5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95" calcext:value-type="float">
            <text:p>19.39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ab wird versiegelt und bewacht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8.01" calcext:value-type="float">
            <text:p>28.01</text:p>
          </table:table-cell>
          <table:table-cell table:style-name="ce12"/>
          <table:table-cell table:style-name="ce21"/>
          <table:table-cell table:style-name="ce3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12"/>
          <table:table-cell table:style-name="ce8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41"/>
          <table:table-cell table:style-name="ce8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3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2" calcext:value-type="float">
            <text:p>32</text:p>
          </table:table-cell>
          <table:table-cell table:style-name="ce54" office:value-type="string" calcext:value-type="string">
            <text:p>Die Auferstehung Jesu Christi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1" calcext:value-type="float">
            <text:p>28.1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26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erscheint der Maria Magdalena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2" calcext:value-type="float">
            <text:p>28.2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01" calcext:value-type="float">
            <text:p>21.01</text:p>
          </table:table-cell>
          <table:table-cell table:style-name="ce8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offenbart sich am See von Tiberia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3" calcext:value-type="float">
            <text:p>28.3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15" calcext:value-type="float">
            <text:p>21.15</text:p>
          </table:table-cell>
          <table:table-cell table:style-name="ce8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err redet mit seinem Diener Petru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31" calcext:value-type="float">
            <text:p>19.31</text:p>
          </table:table-cell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Geschehnisse nach Jesu Tod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3" calcext:value-type="float">
            <text:p>20.30</text:p>
          </table:table-cell>
          <table:table-cell table:style-name="ce8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Zielsetzung des Johannes-Evangelium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10" office:value-type="float" office:value="28.08" calcext:value-type="float">
            <text:p>28.080</text:p>
          </table:table-cell>
          <table:table-cell table:style-name="ce19"/>
          <table:table-cell table:style-name="ce25"/>
          <table:table-cell table:style-name="ce8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9" calcext:value-type="float">
            <text:p>16.09</text:p>
          </table:table-cell>
          <table:table-cell table:style-name="ce12"/>
          <table:table-cell table:style-name="ce8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8" office:value-type="float" office:value="24.13" calcext:value-type="float">
            <text:p>24.13</text:p>
          </table:table-cell>
          <table:table-cell table:style-name="ce41"/>
          <table:table-cell table:style-name="ce8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38" office:value-type="float" office:value="20.11" calcext:value-type="float">
            <text:p>20.11</text:p>
          </table:table-cell>
          <table:table-cell table:style-name="ce8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erstandene erscheint seinen Jüngern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6" calcext:value-type="float">
            <text:p>28.160</text:p>
          </table:table-cell>
          <table:table-cell table:style-name="ce12"/>
          <table:table-cell table:style-name="ce21"/>
          <table:table-cell table:style-name="ce8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3" office:value-type="float" office:value="16.095" calcext:value-type="float">
            <text:p>16.095</text:p>
          </table:table-cell>
          <table:table-cell table:style-name="ce12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8" office:value-type="float" office:value="24.44" calcext:value-type="float">
            <text:p>24.44</text:p>
          </table:table-cell>
          <table:table-cell table:style-name="ce41"/>
          <table:table-cell table:style-name="ce8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trag an die Jünger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1" calcext:value-type="float">
            <text:p>28.110</text:p>
          </table:table-cell>
          <table:table-cell table:style-name="ce12"/>
          <table:table-cell table:style-name="ce21"/>
          <table:table-cell table:style-name="ce8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4.445" calcext:value-type="float">
            <text:p>24.4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techung der Kriegsknecht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8" calcext:value-type="float">
            <text:p>99.9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12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5" office:value-type="float" office:value="24.5" calcext:value-type="float">
            <text:p>24.500</text:p>
          </table:table-cell>
          <table:table-cell table:style-name="ce41"/>
          <table:table-cell table:style-name="ce8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3" office:value-type="string" calcext:value-type="string">
            <text:p>21.23.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mmelfahrt Jesu Christi,vgl Apg 1.9-12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24" calcext:value-type="float">
            <text:p>21.24</text:p>
          </table:table-cell>
          <table:table-cell table:style-name="ce8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chlusswor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 table:number-rows-repeated="2">
          <table:table-cell table:style-name="ce1"/>
          <table:table-cell table:style-name="ce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4"/>
        </table:table-row>
        <table:table-row table:style-name="ro3" table:number-rows-repeated="1048190">
          <table:table-cell table:number-columns-repeated="39"/>
        </table:table-row>
        <table:table-row table:style-name="ro5">
          <table:table-cell table:number-columns-repeated="39"/>
        </table:table-row>
      </table:table>
      <table:named-expressions/>
      <table:database-ranges>
        <table:database-range table:name="__Anonymous_Sheet_DB__0" table:target-range-address="Sheet1.C2:Sheet1.AK383" table:contains-header="false">
          <table:sort>
            <table:sort-by table:field-number="11" table:data-type="automatic"/>
            <table:sort-by table:field-number="12" table:data-type="automatic"/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6.69pt" fo:margin-bottom="56.69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5">00/00/0000</text:date>, <text:time style:data-style-name="N2" text:time-value="08:49:05.0800206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0:35:45.283000000</meta:creation-date>
    <dc:date>2018-05-15T09:16:12.143738890</dc:date>
    <meta:editing-duration>P1DT6H15M9S</meta:editing-duration>
    <meta:editing-cycles>240</meta:editing-cycles>
    <meta:generator>LibreOffice/6.0.3.2$Linux_X86_64 LibreOffice_project/00m0$Build-2</meta:generator>
    <meta:document-statistic meta:table-count="1" meta:cell-count="2678" meta:object-count="0"/>
  </office:meta>
</office:document-meta>
</file>